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2" style:family="graphic" style:parent-style-name="standard">
      <style:graphic-properties draw:stroke="none" draw:fill="solid" draw:fill-color="#615e5e"/>
    </style:style>
    <style:style style:name="gr66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4" style:family="graphic" style:parent-style-name="standard">
      <style:graphic-properties draw:stroke="none" draw:fill="solid" draw:fill-color="#5e2c95"/>
    </style:style>
    <style:style style:name="gr66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45" style:family="graphic" style:parent-style-name="standard">
      <style:graphic-properties draw:stroke="none" draw:fill="solid" draw:fill-color="#5a5758"/>
    </style:style>
    <style:style style:name="gr746"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69" style:family="graphic" style:parent-style-name="standard">
      <style:graphic-properties draw:stroke="none" draw:fill="solid" draw:fill-color="#e51b24"/>
    </style:style>
    <style:style style:name="gr77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8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8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8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8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8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97" style:family="graphic" style:parent-style-name="standard">
      <style:graphic-properties draw:stroke="none" draw:fill="solid" draw:fill-color="#804411"/>
    </style:style>
    <style:style style:name="gr79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05" style:family="graphic" style:parent-style-name="standard">
      <style:graphic-properties draw:stroke="none" draw:fill="solid" draw:fill-color="#201d1d"/>
    </style:style>
    <style:style style:name="gr806" style:family="graphic" style:parent-style-name="standard">
      <style:graphic-properties draw:stroke="none" draw:fill="solid" draw:fill-color="#e71b23"/>
    </style:style>
    <style:style style:name="gr807" style:family="graphic" style:parent-style-name="standard">
      <style:graphic-properties draw:stroke="none" draw:fill="solid" draw:fill-color="#1a1f45"/>
    </style:style>
    <style:style style:name="gr808" style:family="graphic" style:parent-style-name="standard">
      <style:graphic-properties draw:stroke="none" draw:fill="solid" draw:fill-color="#211d1d"/>
    </style:style>
    <style:style style:name="gr809" style:family="graphic" style:parent-style-name="standard">
      <style:graphic-properties draw:stroke="none" draw:fill="solid" draw:fill-color="#e41d26"/>
    </style:style>
    <style:style style:name="gr81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6.80000019073486pt" style:font-size-asian="6.80000019073486pt" style:font-size-complex="6.80000019073486pt"/>
    </style:style>
    <style:style style:name="P42" style:family="paragraph">
      <loext:graphic-properties draw:fill="solid" draw:fill-color="#5a5758"/>
    </style:style>
    <style:style style:name="P43" style:family="paragraph">
      <loext:graphic-properties draw:fill="none"/>
      <style:paragraph-properties style:writing-mode="lr-tb"/>
      <style:text-properties fo:font-size="2.59999990463257pt" style:font-size-asian="2.59999990463257pt" style:font-size-complex="2.59999990463257pt"/>
    </style:style>
    <style:style style:name="P44" style:family="paragraph">
      <loext:graphic-properties draw:fill="none"/>
      <style:paragraph-properties style:writing-mode="lr-tb"/>
      <style:text-properties fo:font-size="2.70000004768372pt" style:font-size-asian="2.70000004768372pt" style:font-size-complex="2.70000004768372pt"/>
    </style:style>
    <style:style style:name="P45" style:family="paragraph">
      <loext:graphic-properties draw:fill="solid" draw:fill-color="#e51b24"/>
    </style:style>
    <style:style style:name="P46" style:family="paragraph">
      <loext:graphic-properties draw:fill="solid" draw:fill-color="#eb2a31"/>
    </style:style>
    <style:style style:name="P47" style:family="paragraph">
      <loext:graphic-properties draw:fill="solid" draw:fill-color="#804411"/>
    </style:style>
    <style:style style:name="P48" style:family="paragraph">
      <loext:graphic-properties draw:fill="none"/>
      <style:paragraph-properties style:writing-mode="lr-tb"/>
      <style:text-properties fo:font-size="4.40000009536743pt" style:font-size-asian="4.40000009536743pt" style:font-size-complex="4.40000009536743pt"/>
    </style:style>
    <style:style style:name="P49" style:family="paragraph">
      <loext:graphic-properties draw:fill="solid" draw:fill-color="#201d1d"/>
    </style:style>
    <style:style style:name="P50" style:family="paragraph">
      <loext:graphic-properties draw:fill="solid" draw:fill-color="#e71b23"/>
    </style:style>
    <style:style style:name="P51" style:family="paragraph">
      <loext:graphic-properties draw:fill="solid" draw:fill-color="#1a1f45"/>
    </style:style>
    <style:style style:name="P52" style:family="paragraph">
      <loext:graphic-properties draw:fill="solid" draw:fill-color="#211d1d"/>
    </style:style>
    <style:style style:name="P53" style:family="paragraph">
      <loext:graphic-properties draw:fill="solid" draw:fill-color="#e41d26"/>
    </style:style>
    <style:style style:name="P5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8"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7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8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8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82" style:family="text">
      <style:text-properties fo:color="#231f20" loext:opacity="100%" style:font-name="CoreSansA55Medium1" fo:font-size="6.80000019073486pt" style:font-size-asian="6.80000019073486pt" style:font-name-complex="CoreSansA55Medium1" style:font-size-complex="6.80000019073486pt"/>
    </style:style>
    <style:style style:name="T18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8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8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18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18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18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18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9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1"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9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9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9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9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9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0"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0"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1" draw:text-style-name="P6" draw:layer="layout" svg:x1="13.657cm" svg:y1="20.465cm" svg:x2="13.731cm" svg:y2="20.465cm">
          <text:p/>
        </draw:line>
        <draw:polygon draw:style-name="gr662" draw:text-style-name="P39" draw:layer="layout" svg:width="0.057cm" svg:height="0.034cm" svg:x="13.605cm" svg:y="20.448cm" svg:viewBox="0 0 58 35" draw:points="0,15 58,0 58,35">
          <text:p/>
        </draw:polygon>
        <draw:line draw:style-name="gr663" draw:text-style-name="P6" draw:layer="layout" svg:x1="13.507cm" svg:y1="20.375cm" svg:x2="13.507cm" svg:y2="20.42cm">
          <text:p/>
        </draw:line>
        <draw:polygon draw:style-name="gr662" draw:text-style-name="P39" draw:layer="layout" svg:width="0.042cm" svg:height="0.06cm" svg:x="13.486cm" svg:y="20.32cm" svg:viewBox="0 0 43 61" draw:points="25,0 43,61 0,61">
          <text:p/>
        </draw:polygon>
        <draw:line draw:style-name="gr663" draw:text-style-name="P6" draw:layer="layout" svg:x1="14.038cm" svg:y1="20.042cm" svg:x2="14.038cm" svg:y2="20.147cm">
          <text:p/>
        </draw:line>
        <draw:polygon draw:style-name="gr662" draw:text-style-name="P39" draw:layer="layout" svg:width="0.042cm" svg:height="0.061cm" svg:x="14.017cm" svg:y="19.986cm" svg:viewBox="0 0 43 62" draw:points="25,0 43,62 0,62">
          <text:p/>
        </draw:polygon>
        <draw:polygon draw:style-name="gr662"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4" draw:text-style-name="P40" draw:layer="layout" svg:width="0.195cm" svg:height="0.121cm" svg:x="13.364cm" svg:y="19.059cm" svg:viewBox="0 0 196 122" draw:points="196,122 0,122 0,0 196,0">
          <text:p/>
        </draw:polygon>
        <draw:frame draw:style-name="gr665" draw:text-style-name="P20" draw:layer="layout" svg:width="0.18cm" svg:height="0.141cm" svg:x="13.381cm" svg:y="19.047cm">
          <draw:text-box>
            <text:p text:style-name="P10"><text:span text:style-name="T177">460</text:span></text:p>
          </draw:text-box>
        </draw:frame>
        <draw:polygon draw:style-name="gr453" draw:text-style-name="P30" draw:layer="layout" svg:width="0.095cm" svg:height="0.087cm" svg:x="4.014cm" svg:y="32.993cm" svg:viewBox="0 0 96 88" draw:points="96,0 0,0 0,88 96,88">
          <text:p/>
        </draw:polygon>
        <draw:frame draw:style-name="gr666" draw:text-style-name="P16" draw:layer="layout" svg:width="0.819cm" svg:height="0.162cm" svg:x="3.944cm" svg:y="33.065cm">
          <draw:text-box>
            <text:p text:style-name="P10"><text:span text:style-name="T178">Howard Ternes</text:span></text:p>
          </draw:text-box>
        </draw:frame>
        <draw:frame draw:style-name="gr667" draw:text-style-name="P16" draw:layer="layout" svg:width="0.756cm" svg:height="0.162cm" svg:x="3.944cm" svg:y="33.171cm">
          <draw:text-box>
            <text:p text:style-name="P10"><text:span text:style-name="T178">Packaging Co.</text:span></text:p>
          </draw:text-box>
        </draw:frame>
        <draw:frame draw:style-name="gr668" draw:text-style-name="P41" draw:layer="layout" svg:width="0.785cm" svg:height="0.323cm" svg:x="20.131cm" svg:y="12.734cm">
          <draw:text-box>
            <text:p text:style-name="P10"><text:span text:style-name="T179">Shelby</text:span></text:p>
          </draw:text-box>
        </draw:frame>
        <draw:frame draw:style-name="gr669" draw:text-style-name="P41" draw:layer="layout" svg:width="1.128cm" svg:height="0.323cm" svg:x="19.958cm" svg:y="12.959cm">
          <draw:text-box>
            <text:p text:style-name="P10"><text:span text:style-name="T179">Township</text:span></text:p>
          </draw:text-box>
        </draw:frame>
        <draw:frame draw:style-name="gr670" draw:text-style-name="P41" draw:layer="layout" svg:width="1.026cm" svg:height="0.323cm" svg:x="24.788cm" svg:y="13.837cm">
          <draw:text-box>
            <text:p text:style-name="P10"><text:span text:style-name="T179">Macomb</text:span></text:p>
          </draw:text-box>
        </draw:frame>
        <draw:frame draw:style-name="gr669" draw:text-style-name="P41" draw:layer="layout" svg:width="1.128cm" svg:height="0.323cm" svg:x="24.723cm" svg:y="14.062cm">
          <draw:text-box>
            <text:p text:style-name="P10"><text:span text:style-name="T179">Township</text:span></text:p>
          </draw:text-box>
        </draw:frame>
        <draw:frame draw:style-name="gr671" draw:text-style-name="P41" draw:layer="layout" svg:width="0.832cm" svg:height="0.323cm" svg:x="23.982cm" svg:y="17.456cm">
          <draw:text-box>
            <text:p text:style-name="P10"><text:span text:style-name="T179">Clinton</text:span></text:p>
          </draw:text-box>
        </draw:frame>
        <draw:frame draw:style-name="gr669" draw:text-style-name="P41" draw:layer="layout" svg:width="1.128cm" svg:height="0.323cm" svg:x="23.982cm" svg:y="17.681cm">
          <draw:text-box>
            <text:p text:style-name="P10"><text:span text:style-name="T179">Township</text:span></text:p>
          </draw:text-box>
        </draw:frame>
        <draw:frame draw:style-name="gr672" draw:text-style-name="P41" draw:layer="layout" svg:width="1.573cm" svg:height="0.323cm" svg:x="25.256cm" svg:y="17.558cm">
          <draw:text-box>
            <text:p text:style-name="P10"><text:span text:style-name="T180">Mount Clemens</text:span></text:p>
          </draw:text-box>
        </draw:frame>
        <draw:frame draw:style-name="gr673" draw:text-style-name="P41" draw:layer="layout" svg:width="0.899cm" svg:height="0.323cm" svg:x="19.128cm" svg:y="17.941cm">
          <draw:text-box>
            <text:p text:style-name="P10"><text:span text:style-name="T179">Sterling</text:span></text:p>
          </draw:text-box>
        </draw:frame>
        <draw:frame draw:style-name="gr674" draw:text-style-name="P41" draw:layer="layout" svg:width="0.904cm" svg:height="0.323cm" svg:x="19.133cm" svg:y="18.166cm">
          <draw:text-box>
            <text:p text:style-name="P10"><text:span text:style-name="T179">Heights</text:span></text:p>
          </draw:text-box>
        </draw:frame>
        <draw:frame draw:style-name="gr675" draw:text-style-name="P41" draw:layer="layout" svg:width="0.87cm" svg:height="0.323cm" svg:x="9.559cm" svg:y="12.747cm">
          <draw:text-box>
            <text:p text:style-name="P10"><text:span text:style-name="T179">Pontiac</text:span></text:p>
          </draw:text-box>
        </draw:frame>
        <draw:frame draw:style-name="gr676" draw:text-style-name="P41" draw:layer="layout" svg:width="0.874cm" svg:height="0.323cm" svg:x="11.907cm" svg:y="12.554cm">
          <draw:text-box>
            <text:p text:style-name="P10"><text:span text:style-name="T179">Auburn</text:span></text:p>
          </draw:text-box>
        </draw:frame>
        <draw:frame draw:style-name="gr677" draw:text-style-name="P41" draw:layer="layout" svg:width="0.497cm" svg:height="0.323cm" svg:x="12.094cm" svg:y="12.779cm">
          <draw:text-box>
            <text:p text:style-name="P10"><text:span text:style-name="T179">Hills</text:span></text:p>
          </draw:text-box>
        </draw:frame>
        <draw:frame draw:style-name="gr678" draw:text-style-name="P41" draw:layer="layout" svg:width="1.272cm" svg:height="0.323cm" svg:x="8.315cm" svg:y="18.547cm">
          <draw:text-box>
            <text:p text:style-name="P10"><text:span text:style-name="T179">Bloomfield</text:span></text:p>
          </draw:text-box>
        </draw:frame>
        <draw:frame draw:style-name="gr669" draw:text-style-name="P41" draw:layer="layout" svg:width="1.128cm" svg:height="0.323cm" svg:x="8.373cm" svg:y="18.772cm">
          <draw:text-box>
            <text:p text:style-name="P10"><text:span text:style-name="T179">Township</text:span></text:p>
          </draw:text-box>
        </draw:frame>
        <draw:frame draw:style-name="gr679" draw:text-style-name="P41" draw:layer="layout" svg:width="0.523cm" svg:height="0.323cm" svg:x="15.706cm" svg:y="18.131cm">
          <draw:text-box>
            <text:p text:style-name="P10"><text:span text:style-name="T179">Troy</text:span></text:p>
          </draw:text-box>
        </draw:frame>
        <draw:frame draw:style-name="gr680" draw:text-style-name="P41" draw:layer="layout" svg:width="0.586cm" svg:height="0.323cm" svg:x="3.976cm" svg:y="19.011cm">
          <draw:text-box>
            <text:p text:style-name="P10"><text:span text:style-name="T179">West</text:span></text:p>
          </draw:text-box>
        </draw:frame>
        <draw:frame draw:style-name="gr678" draw:text-style-name="P41" draw:layer="layout" svg:width="1.272cm" svg:height="0.323cm" svg:x="3.652cm" svg:y="19.236cm">
          <draw:text-box>
            <text:p text:style-name="P10"><text:span text:style-name="T179">Bloomfield</text:span></text:p>
          </draw:text-box>
        </draw:frame>
        <draw:frame draw:style-name="gr669" draw:text-style-name="P41" draw:layer="layout" svg:width="1.128cm" svg:height="0.323cm" svg:x="3.711cm" svg:y="19.461cm">
          <draw:text-box>
            <text:p text:style-name="P10"><text:span text:style-name="T179">Township</text:span></text:p>
          </draw:text-box>
        </draw:frame>
        <draw:frame draw:style-name="gr681" draw:text-style-name="P41" draw:layer="layout" svg:width="0.942cm" svg:height="0.323cm" svg:x="8.475cm" svg:y="21.528cm">
          <draw:text-box>
            <text:p text:style-name="P10"><text:span text:style-name="T179">Franklin</text:span></text:p>
          </draw:text-box>
        </draw:frame>
        <draw:frame draw:style-name="gr682" draw:text-style-name="P41" draw:layer="layout" svg:width="0.963cm" svg:height="0.323cm" svg:x="9.701cm" svg:y="21.219cm">
          <draw:text-box>
            <text:p text:style-name="P10"><text:span text:style-name="T181">Bingham</text:span></text:p>
          </draw:text-box>
        </draw:frame>
        <draw:frame draw:style-name="gr683" draw:text-style-name="P41" draw:layer="layout" svg:width="0.658cm" svg:height="0.323cm" svg:x="9.701cm" svg:y="21.443cm">
          <draw:text-box>
            <text:p text:style-name="P10"><text:span text:style-name="T181">Farms</text:span></text:p>
          </draw:text-box>
        </draw:frame>
        <draw:frame draw:style-name="gr684" draw:text-style-name="P41" draw:layer="layout" svg:width="0.823cm" svg:height="0.323cm" svg:x="10.828cm" svg:y="21.127cm">
          <draw:text-box>
            <text:p text:style-name="P10"><text:span text:style-name="T182">Beverly</text:span></text:p>
          </draw:text-box>
        </draw:frame>
        <draw:frame draw:style-name="gr685" draw:text-style-name="P41" draw:layer="layout" svg:width="0.468cm" svg:height="0.323cm" svg:x="10.828cm" svg:y="21.352cm">
          <draw:text-box>
            <text:p text:style-name="P10"><text:span text:style-name="T182">Hills</text:span></text:p>
          </draw:text-box>
        </draw:frame>
        <draw:frame draw:style-name="gr686" draw:text-style-name="P41" draw:layer="layout" svg:width="1.327cm" svg:height="0.323cm" svg:x="11.581cm" svg:y="20.67cm">
          <draw:text-box>
            <text:p text:style-name="P10"><text:span text:style-name="T181">Birmingham</text:span></text:p>
          </draw:text-box>
        </draw:frame>
        <draw:frame draw:style-name="gr687" draw:text-style-name="P41" draw:layer="layout" svg:width="1.369cm" svg:height="0.323cm" svg:x="3.974cm" svg:y="23.096cm">
          <draw:text-box>
            <text:p text:style-name="P10"><text:span text:style-name="T179">Farmington</text:span></text:p>
          </draw:text-box>
        </draw:frame>
        <draw:frame draw:style-name="gr677" draw:text-style-name="P41" draw:layer="layout" svg:width="0.497cm" svg:height="0.323cm" svg:x="4.406cm" svg:y="23.32cm">
          <draw:text-box>
            <text:p text:style-name="P10"><text:span text:style-name="T179">Hills</text:span></text:p>
          </draw:text-box>
        </draw:frame>
        <draw:frame draw:style-name="gr688" draw:text-style-name="P41" draw:layer="layout" svg:width="1.069cm" svg:height="0.323cm" svg:x="14.227cm" svg:y="21.951cm">
          <draw:text-box>
            <text:p text:style-name="P10"><text:span text:style-name="T181">Royal Oak</text:span></text:p>
          </draw:text-box>
        </draw:frame>
        <draw:frame draw:style-name="gr689" draw:text-style-name="P41" draw:layer="layout" svg:width="0.887cm" svg:height="0.323cm" svg:x="15.745cm" svg:y="20.733cm">
          <draw:text-box>
            <text:p text:style-name="P10"><text:span text:style-name="T181">Clawson</text:span></text:p>
          </draw:text-box>
        </draw:frame>
        <draw:frame draw:style-name="gr675" draw:text-style-name="P41" draw:layer="layout" svg:width="0.87cm" svg:height="0.323cm" svg:x="19.262cm" svg:y="21.361cm">
          <draw:text-box>
            <text:p text:style-name="P10"><text:span text:style-name="T179">Warren</text:span></text:p>
          </draw:text-box>
        </draw:frame>
        <draw:frame draw:style-name="gr690" draw:text-style-name="P41" draw:layer="layout" svg:width="0.743cm" svg:height="0.323cm" svg:x="23.947cm" svg:y="20.52cm">
          <draw:text-box>
            <text:p text:style-name="P10"><text:span text:style-name="T179">Fraser</text:span></text:p>
          </draw:text-box>
        </draw:frame>
        <draw:frame draw:style-name="gr691" draw:text-style-name="P41" draw:layer="layout" svg:width="0.861cm" svg:height="0.323cm" svg:x="22.91cm" svg:y="21.864cm">
          <draw:text-box>
            <text:p text:style-name="P10"><text:span text:style-name="T183">Roseville</text:span></text:p>
          </draw:text-box>
        </draw:frame>
        <draw:frame draw:style-name="gr692" draw:text-style-name="P41" draw:layer="layout" svg:width="0.866cm" svg:height="0.323cm" svg:x="26.515cm" svg:y="23.929cm">
          <draw:text-box>
            <text:p text:style-name="P10"><text:span text:style-name="T182">St. Clair</text:span></text:p>
          </draw:text-box>
        </draw:frame>
        <draw:frame draw:style-name="gr693" draw:text-style-name="P41" draw:layer="layout" svg:width="0.772cm" svg:height="0.323cm" svg:x="26.515cm" svg:y="24.154cm">
          <draw:text-box>
            <text:p text:style-name="P10"><text:span text:style-name="T182">Shores</text:span></text:p>
          </draw:text-box>
        </draw:frame>
        <draw:frame draw:style-name="gr694" draw:text-style-name="P41" draw:layer="layout" svg:width="0.747cm" svg:height="0.323cm" svg:x="23.476cm" svg:y="26.427cm">
          <draw:text-box>
            <text:p text:style-name="P10"><text:span text:style-name="T181">Harper</text:span></text:p>
          </draw:text-box>
        </draw:frame>
        <draw:frame draw:style-name="gr695" draw:text-style-name="P41" draw:layer="layout" svg:width="0.726cm" svg:height="0.323cm" svg:x="23.46cm" svg:y="26.652cm">
          <draw:text-box>
            <text:p text:style-name="P10"><text:span text:style-name="T181">Woods</text:span></text:p>
          </draw:text-box>
        </draw:frame>
        <draw:frame draw:style-name="gr696" draw:text-style-name="P41" draw:layer="layout" svg:width="0.912cm" svg:height="0.323cm" svg:x="23.53cm" svg:y="25.087cm">
          <draw:text-box>
            <text:p text:style-name="P10"><text:span text:style-name="T184">Eastpointe</text:span></text:p>
          </draw:text-box>
        </draw:frame>
        <draw:frame draw:style-name="gr697" draw:text-style-name="P41" draw:layer="layout" svg:width="1.479cm" svg:height="0.323cm" svg:x="19.677cm" svg:y="23.895cm">
          <draw:text-box>
            <text:p text:style-name="P10"><text:span text:style-name="T179">Center <text:s text:c="2"/>Line</text:span></text:p>
          </draw:text-box>
        </draw:frame>
        <draw:frame draw:style-name="gr698" draw:text-style-name="P41" draw:layer="layout" svg:width="0.806cm" svg:height="0.323cm" svg:x="16.323cm" svg:y="23.675cm">
          <draw:text-box>
            <text:p text:style-name="P10"><text:span text:style-name="T185">Madison</text:span></text:p>
          </draw:text-box>
        </draw:frame>
        <draw:frame draw:style-name="gr699" draw:text-style-name="P41" draw:layer="layout" svg:width="0.73cm" svg:height="0.323cm" svg:x="16.393cm" svg:y="23.9cm">
          <draw:text-box>
            <text:p text:style-name="P10"><text:span text:style-name="T185">Heights</text:span></text:p>
          </draw:text-box>
        </draw:frame>
        <draw:frame draw:style-name="gr700" draw:text-style-name="P41" draw:layer="layout" svg:width="1.082cm" svg:height="0.323cm" svg:x="14.377cm" svg:y="24.297cm">
          <draw:text-box>
            <text:p text:style-name="P10"><text:span text:style-name="T181">Pleasant <text:s text:c="2"/></text:span></text:p>
          </draw:text-box>
        </draw:frame>
        <draw:frame draw:style-name="gr695" draw:text-style-name="P41" draw:layer="layout" svg:width="0.726cm" svg:height="0.323cm" svg:x="14.755cm" svg:y="24.522cm">
          <draw:text-box>
            <text:p text:style-name="P10"><text:span text:style-name="T181"><text:s text:c="2"/></text:span><text:span text:style-name="T181">Ridge</text:span></text:p>
          </draw:text-box>
        </draw:frame>
        <draw:frame draw:style-name="gr701" draw:text-style-name="P41" draw:layer="layout" svg:width="0.624cm" svg:height="0.323cm" svg:x="17.341cm" svg:y="25.169cm">
          <draw:text-box>
            <text:p text:style-name="P10"><text:span text:style-name="T182">Hazel</text:span></text:p>
          </draw:text-box>
        </draw:frame>
        <draw:frame draw:style-name="gr702" draw:text-style-name="P41" draw:layer="layout" svg:width="0.502cm" svg:height="0.323cm" svg:x="17.341cm" svg:y="25.394cm">
          <draw:text-box>
            <text:p text:style-name="P10"><text:span text:style-name="T182">Park</text:span></text:p>
          </draw:text-box>
        </draw:frame>
        <draw:frame draw:style-name="gr703" draw:text-style-name="P41" draw:layer="layout" svg:width="0.853cm" svg:height="0.323cm" svg:x="16.273cm" svg:y="24.677cm">
          <draw:text-box>
            <text:p text:style-name="P10"><text:span text:style-name="T183">Ferndale</text:span></text:p>
          </draw:text-box>
        </draw:frame>
        <draw:frame draw:style-name="gr704" draw:text-style-name="P41" draw:layer="layout" svg:width="1.098cm" svg:height="0.323cm" svg:x="14.353cm" svg:y="25.178cm">
          <draw:text-box>
            <text:p text:style-name="P10"><text:span text:style-name="T186">Royal Oak</text:span></text:p>
          </draw:text-box>
        </draw:frame>
        <draw:frame draw:style-name="gr705" draw:text-style-name="P41" draw:layer="layout" svg:width="1.056cm" svg:height="0.323cm" svg:x="14.353cm" svg:y="25.402cm">
          <draw:text-box>
            <text:p text:style-name="P10"><text:span text:style-name="T186">Township</text:span></text:p>
          </draw:text-box>
        </draw:frame>
        <draw:frame draw:style-name="gr706" draw:text-style-name="P41" draw:layer="layout" svg:width="0.997cm" svg:height="0.323cm" svg:x="13.943cm" svg:y="23.552cm">
          <draw:text-box>
            <text:p text:style-name="P10"><text:span text:style-name="T184">Huntington</text:span></text:p>
          </draw:text-box>
        </draw:frame>
        <draw:frame draw:style-name="gr707" draw:text-style-name="P41" draw:layer="layout" svg:width="0.59cm" svg:height="0.323cm" svg:x="14.127cm" svg:y="23.776cm">
          <draw:text-box>
            <text:p text:style-name="P10"><text:span text:style-name="T184">Woods</text:span></text:p>
          </draw:text-box>
        </draw:frame>
        <draw:frame draw:style-name="gr708" draw:text-style-name="P41" draw:layer="layout" svg:width="0.667cm" svg:height="0.323cm" svg:x="13.089cm" svg:y="22.721cm">
          <draw:text-box>
            <text:p text:style-name="P10"><text:span text:style-name="T187">Berkley</text:span></text:p>
          </draw:text-box>
        </draw:frame>
        <draw:frame draw:style-name="gr709" draw:text-style-name="P41" draw:layer="layout" svg:width="0.684cm" svg:height="0.323cm" svg:x="11.444cm" svg:y="22.872cm">
          <draw:text-box>
            <text:p text:style-name="P10"><text:span text:style-name="T184">Lathrup</text:span></text:p>
          </draw:text-box>
        </draw:frame>
        <draw:frame draw:style-name="gr710" draw:text-style-name="P41" draw:layer="layout" svg:width="0.565cm" svg:height="0.323cm" svg:x="11.526cm" svg:y="23.097cm">
          <draw:text-box>
            <text:p text:style-name="P10"><text:span text:style-name="T184">Village</text:span></text:p>
          </draw:text-box>
        </draw:frame>
        <draw:frame draw:style-name="gr687" draw:text-style-name="P41" draw:layer="layout" svg:width="1.369cm" svg:height="0.323cm" svg:x="4.068cm" svg:y="24.684cm">
          <draw:text-box>
            <text:p text:style-name="P10"><text:span text:style-name="T179">Farmington</text:span></text:p>
          </draw:text-box>
        </draw:frame>
        <draw:frame draw:style-name="gr711" draw:text-style-name="P41" draw:layer="layout" svg:width="1.192cm" svg:height="0.323cm" svg:x="10.108cm" svg:y="25.139cm">
          <draw:text-box>
            <text:p text:style-name="P10"><text:span text:style-name="T179">Southfield</text:span></text:p>
          </draw:text-box>
        </draw:frame>
        <draw:frame draw:style-name="gr681" draw:text-style-name="P41" draw:layer="layout" svg:width="0.942cm" svg:height="0.323cm" svg:x="7.631cm" svg:y="27.517cm">
          <draw:text-box>
            <text:p text:style-name="P10"><text:span text:style-name="T179">Redford</text:span></text:p>
          </draw:text-box>
        </draw:frame>
        <draw:frame draw:style-name="gr669" draw:text-style-name="P41" draw:layer="layout" svg:width="1.128cm" svg:height="0.323cm" svg:x="7.433cm" svg:y="27.741cm">
          <draw:text-box>
            <text:p text:style-name="P10"><text:span text:style-name="T179">Township</text:span></text:p>
          </draw:text-box>
        </draw:frame>
        <draw:frame draw:style-name="gr712" draw:text-style-name="P41" draw:layer="layout" svg:width="1.09cm" svg:height="0.323cm" svg:x="3.219cm" svg:y="31.872cm">
          <draw:text-box>
            <text:p text:style-name="P10"><text:span text:style-name="T179">Westland</text:span></text:p>
          </draw:text-box>
        </draw:frame>
        <draw:frame draw:style-name="gr705" draw:text-style-name="P41" draw:layer="layout" svg:width="1.056cm" svg:height="0.323cm" svg:x="8.64cm" svg:y="31.29cm">
          <draw:text-box>
            <text:p text:style-name="P10"><text:span text:style-name="T186">Dearborn</text:span></text:p>
          </draw:text-box>
        </draw:frame>
        <draw:frame draw:style-name="gr713" draw:text-style-name="P41" draw:layer="layout" svg:width="0.849cm" svg:height="0.323cm" svg:x="8.819cm" svg:y="31.515cm">
          <draw:text-box>
            <text:p text:style-name="P10"><text:span text:style-name="T186">Heights</text:span></text:p>
          </draw:text-box>
        </draw:frame>
        <draw:frame draw:style-name="gr714" draw:text-style-name="P41" draw:layer="layout" svg:width="0.819cm" svg:height="0.323cm" svg:x="14.259cm" svg:y="28.284cm">
          <draw:text-box>
            <text:p text:style-name="P10"><text:span text:style-name="T179">Detroit</text:span></text:p>
          </draw:text-box>
        </draw:frame>
        <draw:frame draw:style-name="gr711" draw:text-style-name="P41" draw:layer="layout" svg:width="1.192cm" svg:height="0.323cm" svg:x="15.783cm" svg:y="27.358cm">
          <draw:text-box>
            <text:p text:style-name="P10"><text:span text:style-name="T179">Highland <text:s/></text:span></text:p>
          </draw:text-box>
        </draw:frame>
        <draw:frame draw:style-name="gr715" draw:text-style-name="P41" draw:layer="layout" svg:width="0.531cm" svg:height="0.323cm" svg:x="16.468cm" svg:y="27.582cm">
          <draw:text-box>
            <text:p text:style-name="P10"><text:span text:style-name="T179">Park</text:span></text:p>
          </draw:text-box>
        </draw:frame>
        <draw:frame draw:style-name="gr716" draw:text-style-name="P41" draw:layer="layout" svg:width="1.302cm" svg:height="0.323cm" svg:x="18.36cm" svg:y="28.518cm">
          <draw:text-box>
            <text:p text:style-name="P10"><text:span text:style-name="T182">Hamtramck</text:span></text:p>
          </draw:text-box>
        </draw:frame>
        <draw:frame draw:style-name="gr668" draw:text-style-name="P41" draw:layer="layout" svg:width="0.785cm" svg:height="0.323cm" svg:x="24.294cm" svg:y="29.877cm">
          <draw:text-box>
            <text:p text:style-name="P10"><text:span text:style-name="T182">Grosse</text:span></text:p>
          </draw:text-box>
        </draw:frame>
        <draw:frame draw:style-name="gr717" draw:text-style-name="P41" draw:layer="layout" svg:width="0.717cm" svg:height="0.323cm" svg:x="24.294cm" svg:y="30.102cm">
          <draw:text-box>
            <text:p text:style-name="P10"><text:span text:style-name="T182">Pointe</text:span></text:p>
          </draw:text-box>
        </draw:frame>
        <draw:frame draw:style-name="gr702" draw:text-style-name="P41" draw:layer="layout" svg:width="0.502cm" svg:height="0.323cm" svg:x="24.294cm" svg:y="30.326cm">
          <draw:text-box>
            <text:p text:style-name="P10"><text:span text:style-name="T182">Park</text:span></text:p>
          </draw:text-box>
        </draw:frame>
        <draw:frame draw:style-name="gr718" draw:text-style-name="P41" draw:layer="layout" svg:width="1.073cm" svg:height="0.323cm" svg:x="13.927cm" svg:y="33.384cm">
          <draw:text-box>
            <text:p text:style-name="P10"><text:span text:style-name="T182">Dearborn</text:span></text:p>
          </draw:text-box>
        </draw:frame>
        <draw:frame draw:style-name="gr719" draw:text-style-name="P41" draw:layer="layout" svg:width="1.374cm" svg:height="0.323cm" svg:x="5.548cm" svg:y="32.559cm">
          <draw:text-box>
            <text:p text:style-name="P10"><text:span text:style-name="T179">Garden City</text:span></text:p>
          </draw:text-box>
        </draw:frame>
        <draw:frame draw:style-name="gr684" draw:text-style-name="P41" draw:layer="layout" svg:width="0.823cm" svg:height="0.323cm" svg:x="7.461cm" svg:y="33.318cm">
          <draw:text-box>
            <text:p text:style-name="P10"><text:span text:style-name="T179">Inkster</text:span></text:p>
          </draw:text-box>
        </draw:frame>
        <draw:frame draw:style-name="gr720" draw:text-style-name="P41" draw:layer="layout" svg:width="0.802cm" svg:height="0.323cm" svg:x="3.795cm" svg:y="34.056cm">
          <draw:text-box>
            <text:p text:style-name="P10"><text:span text:style-name="T179">Wayne</text:span></text:p>
          </draw:text-box>
        </draw:frame>
        <draw:frame draw:style-name="gr721" draw:text-style-name="P41" draw:layer="layout" svg:width="1.031cm" svg:height="0.323cm" svg:x="4.841cm" svg:y="35.308cm">
          <draw:text-box>
            <text:p text:style-name="P10"><text:span text:style-name="T179">Romulus</text:span></text:p>
          </draw:text-box>
        </draw:frame>
        <draw:frame draw:style-name="gr695" draw:text-style-name="P41" draw:layer="layout" svg:width="0.726cm" svg:height="0.323cm" svg:x="8.456cm" svg:y="36.231cm">
          <draw:text-box>
            <text:p text:style-name="P10"><text:span text:style-name="T179">Taylor</text:span></text:p>
          </draw:text-box>
        </draw:frame>
        <draw:frame draw:style-name="gr700" draw:text-style-name="P41" draw:layer="layout" svg:width="1.082cm" svg:height="0.323cm" svg:x="13.041cm" svg:y="34.741cm">
          <draw:text-box>
            <text:p text:style-name="P10"><text:span text:style-name="T180">Melvindale</text:span></text:p>
          </draw:text-box>
        </draw:frame>
        <draw:frame draw:style-name="gr722" draw:text-style-name="P41" draw:layer="layout" svg:width="0.836cm" svg:height="0.323cm" svg:x="13.723cm" svg:y="36.91cm">
          <draw:text-box>
            <text:p text:style-name="P10"><text:span text:style-name="T179">Lincoln</text:span></text:p>
          </draw:text-box>
        </draw:frame>
        <draw:frame draw:style-name="gr715" draw:text-style-name="P41" draw:layer="layout" svg:width="0.531cm" svg:height="0.323cm" svg:x="13.723cm" svg:y="37.134cm">
          <draw:text-box>
            <text:p text:style-name="P10"><text:span text:style-name="T179">Park</text:span></text:p>
          </draw:text-box>
        </draw:frame>
        <draw:frame draw:style-name="gr723" draw:text-style-name="P41" draw:layer="layout" svg:width="0.671cm" svg:height="0.323cm" svg:x="15.886cm" svg:y="35.069cm">
          <draw:text-box>
            <text:p text:style-name="P10"><text:span text:style-name="T179"><text:s/></text:span><text:span text:style-name="T179">River</text:span></text:p>
          </draw:text-box>
        </draw:frame>
        <draw:frame draw:style-name="gr724" draw:text-style-name="P41" draw:layer="layout" svg:width="0.764cm" svg:height="0.323cm" svg:x="15.886cm" svg:y="35.293cm">
          <draw:text-box>
            <text:p text:style-name="P10"><text:span text:style-name="T179">Rouge</text:span></text:p>
          </draw:text-box>
        </draw:frame>
        <draw:frame draw:style-name="gr725" draw:text-style-name="P41" draw:layer="layout" svg:width="0.713cm" svg:height="0.323cm" svg:x="15.431cm" svg:y="35.923cm">
          <draw:text-box>
            <text:p text:style-name="P10"><text:span text:style-name="T181">Ecorse</text:span></text:p>
          </draw:text-box>
        </draw:frame>
        <draw:frame draw:style-name="gr726" draw:text-style-name="P41" draw:layer="layout" svg:width="1.2cm" svg:height="0.323cm" svg:x="11.488cm" svg:y="38.597cm">
          <draw:text-box>
            <text:p text:style-name="P10"><text:span text:style-name="T188">Southgate</text:span></text:p>
          </draw:text-box>
        </draw:frame>
        <draw:frame draw:style-name="gr727" draw:text-style-name="P41" draw:layer="layout" svg:width="1.022cm" svg:height="0.323cm" svg:x="13.589cm" svg:y="38.041cm">
          <draw:text-box>
            <text:p text:style-name="P10"><text:span text:style-name="T185">Wyandotte</text:span></text:p>
          </draw:text-box>
        </draw:frame>
        <draw:frame draw:style-name="gr728" draw:text-style-name="P41" draw:layer="layout" svg:width="1.115cm" svg:height="0.323cm" svg:x="11.772cm" svg:y="40.778cm">
          <draw:text-box>
            <text:p text:style-name="P10"><text:span text:style-name="T179">Riverview</text:span></text:p>
          </draw:text-box>
        </draw:frame>
        <draw:frame draw:style-name="gr729" draw:text-style-name="P41" draw:layer="layout" svg:width="0.929cm" svg:height="0.323cm" svg:x="11.913cm" svg:y="41.664cm">
          <draw:text-box>
            <text:p text:style-name="P10"><text:span text:style-name="T179">Trenton</text:span></text:p>
          </draw:text-box>
        </draw:frame>
        <draw:frame draw:style-name="gr730" draw:text-style-name="P41" draw:layer="layout" svg:width="0.582cm" svg:height="0.323cm" svg:x="11.114cm" svg:y="35.462cm">
          <draw:text-box>
            <text:p text:style-name="P10"><text:span text:style-name="T179">Allen</text:span></text:p>
          </draw:text-box>
        </draw:frame>
        <draw:frame draw:style-name="gr715" draw:text-style-name="P41" draw:layer="layout" svg:width="0.531cm" svg:height="0.323cm" svg:x="11.186cm" svg:y="35.687cm">
          <draw:text-box>
            <text:p text:style-name="P10"><text:span text:style-name="T179">Park</text:span></text:p>
          </draw:text-box>
        </draw:frame>
        <draw:frame draw:style-name="gr668" draw:text-style-name="P41" draw:layer="layout" svg:width="0.785cm" svg:height="0.323cm" svg:x="25.548cm" svg:y="29.48cm">
          <draw:text-box>
            <text:p text:style-name="P10"><text:span text:style-name="T182">Grosse</text:span></text:p>
          </draw:text-box>
        </draw:frame>
        <draw:frame draw:style-name="gr717" draw:text-style-name="P41" draw:layer="layout" svg:width="0.717cm" svg:height="0.323cm" svg:x="25.548cm" svg:y="29.704cm">
          <draw:text-box>
            <text:p text:style-name="P10"><text:span text:style-name="T182">Pointe</text:span></text:p>
          </draw:text-box>
        </draw:frame>
        <draw:frame draw:style-name="gr668" draw:text-style-name="P41" draw:layer="layout" svg:width="0.785cm" svg:height="0.323cm" svg:x="26.41cm" svg:y="28.257cm">
          <draw:text-box>
            <text:p text:style-name="P10"><text:span text:style-name="T182">Grosse</text:span></text:p>
          </draw:text-box>
        </draw:frame>
        <draw:frame draw:style-name="gr717" draw:text-style-name="P41" draw:layer="layout" svg:width="0.717cm" svg:height="0.323cm" svg:x="26.41cm" svg:y="28.482cm">
          <draw:text-box>
            <text:p text:style-name="P10"><text:span text:style-name="T182">Pointe</text:span></text:p>
          </draw:text-box>
        </draw:frame>
        <draw:frame draw:style-name="gr731" draw:text-style-name="P41" draw:layer="layout" svg:width="0.688cm" svg:height="0.323cm" svg:x="26.41cm" svg:y="28.706cm">
          <draw:text-box>
            <text:p text:style-name="P10"><text:span text:style-name="T182">Farms</text:span></text:p>
          </draw:text-box>
        </draw:frame>
        <draw:frame draw:style-name="gr668" draw:text-style-name="P41" draw:layer="layout" svg:width="0.785cm" svg:height="0.323cm" svg:x="25.581cm" svg:y="26.973cm">
          <draw:text-box>
            <text:p text:style-name="P10"><text:span text:style-name="T182">Grosse</text:span></text:p>
          </draw:text-box>
        </draw:frame>
        <draw:frame draw:style-name="gr717" draw:text-style-name="P41" draw:layer="layout" svg:width="0.717cm" svg:height="0.323cm" svg:x="25.581cm" svg:y="27.198cm">
          <draw:text-box>
            <text:p text:style-name="P10"><text:span text:style-name="T182">Pointe</text:span></text:p>
          </draw:text-box>
        </draw:frame>
        <draw:frame draw:style-name="gr732" draw:text-style-name="P41" draw:layer="layout" svg:width="0.768cm" svg:height="0.323cm" svg:x="25.581cm" svg:y="27.422cm">
          <draw:text-box>
            <text:p text:style-name="P10"><text:span text:style-name="T182">Woods</text:span></text:p>
          </draw:text-box>
        </draw:frame>
        <draw:frame draw:style-name="gr668" draw:text-style-name="P41" draw:layer="layout" svg:width="0.785cm" svg:height="0.323cm" svg:x="26.915cm" svg:y="26.468cm">
          <draw:text-box>
            <text:p text:style-name="P10"><text:span text:style-name="T182">Grosse</text:span></text:p>
          </draw:text-box>
        </draw:frame>
        <draw:frame draw:style-name="gr717" draw:text-style-name="P41" draw:layer="layout" svg:width="0.717cm" svg:height="0.323cm" svg:x="26.915cm" svg:y="26.693cm">
          <draw:text-box>
            <text:p text:style-name="P10"><text:span text:style-name="T182">Pointe</text:span></text:p>
          </draw:text-box>
        </draw:frame>
        <draw:frame draw:style-name="gr693" draw:text-style-name="P41" draw:layer="layout" svg:width="0.772cm" svg:height="0.323cm" svg:x="26.915cm" svg:y="26.917cm">
          <draw:text-box>
            <text:p text:style-name="P10"><text:span text:style-name="T182">Shores</text:span></text:p>
          </draw:text-box>
        </draw:frame>
        <draw:frame draw:style-name="gr733" draw:text-style-name="P41" draw:layer="layout" svg:width="1.407cm" svg:height="0.323cm" svg:x="18.967cm" svg:y="8.825cm">
          <draw:text-box>
            <text:p text:style-name="P10"><text:span text:style-name="T179">Washington</text:span></text:p>
          </draw:text-box>
        </draw:frame>
        <draw:frame draw:style-name="gr669" draw:text-style-name="P41" draw:layer="layout" svg:width="1.128cm" svg:height="0.323cm" svg:x="19.112cm" svg:y="9.05cm">
          <draw:text-box>
            <text:p text:style-name="P10"><text:span text:style-name="T179">Township</text:span></text:p>
          </draw:text-box>
        </draw:frame>
        <draw:frame draw:style-name="gr734" draw:text-style-name="P41" draw:layer="layout" svg:width="1.632cm" svg:height="0.323cm" svg:x="25.697cm" svg:y="10.259cm">
          <draw:text-box>
            <text:p text:style-name="P10"><text:span text:style-name="T179">Ray Township</text:span></text:p>
          </draw:text-box>
        </draw:frame>
        <draw:frame draw:style-name="gr722" draw:text-style-name="P41" draw:layer="layout" svg:width="0.836cm" svg:height="0.323cm" svg:x="21.883cm" svg:y="6.202cm">
          <draw:text-box>
            <text:p text:style-name="P10"><text:span text:style-name="T179">Romeo</text:span></text:p>
          </draw:text-box>
        </draw:frame>
        <draw:frame draw:style-name="gr735" draw:text-style-name="P41" draw:layer="layout" svg:width="0.675cm" svg:height="0.323cm" svg:x="18.994cm" svg:y="4.147cm">
          <draw:text-box>
            <text:p text:style-name="P10"><text:span text:style-name="T179">Bruce</text:span></text:p>
          </draw:text-box>
        </draw:frame>
        <draw:frame draw:style-name="gr669" draw:text-style-name="P41" draw:layer="layout" svg:width="1.128cm" svg:height="0.323cm" svg:x="18.763cm" svg:y="4.372cm">
          <draw:text-box>
            <text:p text:style-name="P10"><text:span text:style-name="T179">Township</text:span></text:p>
          </draw:text-box>
        </draw:frame>
        <draw:frame draw:style-name="gr729" draw:text-style-name="P41" draw:layer="layout" svg:width="0.929cm" svg:height="0.323cm" svg:x="24.964cm" svg:y="3.38cm">
          <draw:text-box>
            <text:p text:style-name="P10"><text:span text:style-name="T179">Armada</text:span></text:p>
          </draw:text-box>
        </draw:frame>
        <draw:frame draw:style-name="gr669" draw:text-style-name="P41" draw:layer="layout" svg:width="1.128cm" svg:height="0.323cm" svg:x="24.855cm" svg:y="3.605cm">
          <draw:text-box>
            <text:p text:style-name="P10"><text:span text:style-name="T179">Township</text:span></text:p>
          </draw:text-box>
        </draw:frame>
        <draw:frame draw:style-name="gr729" draw:text-style-name="P41" draw:layer="layout" svg:width="0.929cm" svg:height="0.323cm" svg:x="26.643cm" svg:y="4.404cm">
          <draw:text-box>
            <text:p text:style-name="P10"><text:span text:style-name="T179">Armada</text:span></text:p>
          </draw:text-box>
        </draw:frame>
        <draw:frame draw:style-name="gr736" draw:text-style-name="P41" draw:layer="layout" svg:width="1.183cm" svg:height="0.323cm" svg:x="28.49cm" svg:y="5.697cm">
          <draw:text-box>
            <text:p text:style-name="P10"><text:span text:style-name="T179">Richmond</text:span></text:p>
          </draw:text-box>
        </draw:frame>
        <draw:frame draw:style-name="gr669" draw:text-style-name="P41" draw:layer="layout" svg:width="1.128cm" svg:height="0.323cm" svg:x="28.513cm" svg:y="5.922cm">
          <draw:text-box>
            <text:p text:style-name="P10"><text:span text:style-name="T179">Township</text:span></text:p>
          </draw:text-box>
        </draw:frame>
        <draw:frame draw:style-name="gr712" draw:text-style-name="P41" draw:layer="layout" svg:width="1.09cm" svg:height="0.323cm" svg:x="30.854cm" svg:y="1.745cm">
          <draw:text-box>
            <text:p text:style-name="P10"><text:span text:style-name="T179">Memphis</text:span></text:p>
          </draw:text-box>
        </draw:frame>
        <draw:frame draw:style-name="gr737" draw:text-style-name="P41" draw:layer="layout" svg:width="1.103cm" svg:height="0.323cm" svg:x="32.452cm" svg:y="5.78cm">
          <draw:text-box>
            <text:p text:style-name="P10"><text:span text:style-name="T186">Richmond</text:span></text:p>
          </draw:text-box>
        </draw:frame>
        <draw:frame draw:style-name="gr738" draw:text-style-name="P41" draw:layer="layout" svg:width="0.709cm" svg:height="0.323cm" svg:x="30.099cm" svg:y="8.26cm">
          <draw:text-box>
            <text:p text:style-name="P10"><text:span text:style-name="T179">Lenox</text:span></text:p>
          </draw:text-box>
        </draw:frame>
        <draw:frame draw:style-name="gr669" draw:text-style-name="P41" draw:layer="layout" svg:width="1.128cm" svg:height="0.323cm" svg:x="29.881cm" svg:y="8.484cm">
          <draw:text-box>
            <text:p text:style-name="P10"><text:span text:style-name="T179">Township</text:span></text:p>
          </draw:text-box>
        </draw:frame>
        <draw:frame draw:style-name="gr739" draw:text-style-name="P41" draw:layer="layout" svg:width="0.527cm" svg:height="0.323cm" svg:x="29.901cm" svg:y="10.902cm">
          <draw:text-box>
            <text:p text:style-name="P10"><text:span text:style-name="T179">New</text:span></text:p>
          </draw:text-box>
        </draw:frame>
        <draw:frame draw:style-name="gr694" draw:text-style-name="P41" draw:layer="layout" svg:width="0.747cm" svg:height="0.323cm" svg:x="29.674cm" svg:y="11.126cm">
          <draw:text-box>
            <text:p text:style-name="P10"><text:span text:style-name="T179">Haven</text:span></text:p>
          </draw:text-box>
        </draw:frame>
        <draw:frame draw:style-name="gr739" draw:text-style-name="P41" draw:layer="layout" svg:width="0.527cm" svg:height="0.323cm" svg:x="32.451cm" svg:y="12.308cm">
          <draw:text-box>
            <text:p text:style-name="P10"><text:span text:style-name="T179">New</text:span></text:p>
          </draw:text-box>
        </draw:frame>
        <draw:frame draw:style-name="gr740" draw:text-style-name="P41" draw:layer="layout" svg:width="1.145cm" svg:height="0.323cm" svg:x="32.144cm" svg:y="12.533cm">
          <draw:text-box>
            <text:p text:style-name="P10"><text:span text:style-name="T179">Baltimore</text:span></text:p>
          </draw:text-box>
        </draw:frame>
        <draw:frame draw:style-name="gr733" draw:text-style-name="P41" draw:layer="layout" svg:width="1.407cm" svg:height="0.323cm" svg:x="29.776cm" svg:y="14.118cm">
          <draw:text-box>
            <text:p text:style-name="P10"><text:span text:style-name="T179">Chesterfield</text:span></text:p>
          </draw:text-box>
        </draw:frame>
        <draw:frame draw:style-name="gr669" draw:text-style-name="P41" draw:layer="layout" svg:width="1.128cm" svg:height="0.323cm" svg:x="29.929cm" svg:y="14.343cm">
          <draw:text-box>
            <text:p text:style-name="P10"><text:span text:style-name="T179">Township</text:span></text:p>
          </draw:text-box>
        </draw:frame>
        <draw:frame draw:style-name="gr741" draw:text-style-name="P41" draw:layer="layout" svg:width="1.018cm" svg:height="0.323cm" svg:x="28.658cm" svg:y="18.162cm">
          <draw:text-box>
            <text:p text:style-name="P10"><text:span text:style-name="T179">Harrison</text:span></text:p>
          </draw:text-box>
        </draw:frame>
        <draw:frame draw:style-name="gr669" draw:text-style-name="P41" draw:layer="layout" svg:width="1.128cm" svg:height="0.323cm" svg:x="28.588cm" svg:y="18.387cm">
          <draw:text-box>
            <text:p text:style-name="P10"><text:span text:style-name="T179">Township</text:span></text:p>
          </draw:text-box>
        </draw:frame>
        <draw:frame draw:style-name="gr742" draw:text-style-name="P41" draw:layer="layout" svg:width="0.794cm" svg:height="0.323cm" svg:x="1.355cm" svg:y="20.521cm">
          <draw:text-box>
            <text:p text:style-name="P10"><text:span text:style-name="T179">Walled</text:span></text:p>
          </draw:text-box>
        </draw:frame>
        <draw:frame draw:style-name="gr743" draw:text-style-name="P41" draw:layer="layout" svg:width="0.561cm" svg:height="0.323cm" svg:x="1.355cm" svg:y="20.746cm">
          <draw:text-box>
            <text:p text:style-name="P10"><text:span text:style-name="T179">Lake</text:span></text:p>
          </draw:text-box>
        </draw:frame>
        <draw:frame draw:style-name="gr744" draw:text-style-name="P41" draw:layer="layout" svg:width="0.595cm" svg:height="0.323cm" svg:x="20.672cm" svg:y="15.885cm">
          <draw:text-box>
            <text:p text:style-name="P10"><text:span text:style-name="T179">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45" draw:text-style-name="P42" draw:layer="layout" svg:width="0.636cm" svg:height="0.728cm" svg:x="5.779cm" svg:y="21.872cm" svg:viewBox="0 0 637 729" draw:points="637,729 0,729 0,0 637,0">
          <text:p/>
        </draw:polygon>
        <draw:frame draw:style-name="gr746" draw:text-style-name="P41" draw:layer="layout" svg:width="0.955cm" svg:height="0.323cm" svg:x="13.092cm" svg:y="24.264cm">
          <draw:text-box>
            <text:p text:style-name="P10"><text:span text:style-name="T181">Oak Park</text:span></text:p>
          </draw:text-box>
        </draw:frame>
        <draw:frame draw:style-name="gr747" draw:text-style-name="P21" draw:layer="layout" svg:width="0.362cm" svg:height="0.137cm" svg:x="5.83cm" svg:y="21.871cm">
          <draw:text-box>
            <text:p text:style-name="P10"><text:span text:style-name="T189">O.C.C.</text:span></text:p>
          </draw:text-box>
        </draw:frame>
        <draw:frame draw:style-name="gr748" draw:text-style-name="P21" draw:layer="layout" svg:width="0.603cm" svg:height="0.137cm" svg:x="5.83cm" svg:y="21.964cm">
          <draw:text-box>
            <text:p text:style-name="P10"><text:span text:style-name="T189">ORCHARD</text:span></text:p>
          </draw:text-box>
        </draw:frame>
        <draw:frame draw:style-name="gr749" draw:text-style-name="P21" draw:layer="layout" svg:width="0.379cm" svg:height="0.137cm" svg:x="5.83cm" svg:y="22.058cm">
          <draw:text-box>
            <text:p text:style-name="P10"><text:span text:style-name="T189">RIDGE</text:span></text:p>
          </draw:text-box>
        </draw:frame>
        <draw:frame draw:style-name="gr750" draw:text-style-name="P21" draw:layer="layout" svg:width="0.514cm" svg:height="0.137cm" svg:x="5.83cm" svg:y="22.151cm">
          <draw:text-box>
            <text:p text:style-name="P10"><text:span text:style-name="T189">CAMPUS</text:span></text:p>
          </draw:text-box>
        </draw:frame>
        <draw:polygon draw:style-name="gr745" draw:text-style-name="P42" draw:layer="layout" svg:width="0.666cm" svg:height="0.539cm" svg:x="9.823cm" svg:y="39.301cm" svg:viewBox="0 0 667 540" draw:points="667,540 0,540 0,0 667,0">
          <text:p/>
        </draw:polygon>
        <draw:frame draw:style-name="gr751" draw:text-style-name="P21" draw:layer="layout" svg:width="0.645cm" svg:height="0.137cm" svg:x="9.873cm" svg:y="39.289cm">
          <draw:text-box>
            <text:p text:style-name="P10"><text:span text:style-name="T190">SOUTHLAND</text:span></text:p>
          </draw:text-box>
        </draw:frame>
        <draw:frame draw:style-name="gr752" draw:text-style-name="P21" draw:layer="layout" svg:width="0.425cm" svg:height="0.137cm" svg:x="9.873cm" svg:y="39.373cm">
          <draw:text-box>
            <text:p text:style-name="P10"><text:span text:style-name="T190">CENTER</text:span></text:p>
          </draw:text-box>
        </draw:frame>
        <draw:line draw:style-name="gr444" draw:text-style-name="P6" draw:layer="layout" svg:x1="15.612cm" svg:y1="26.835cm" svg:x2="16.754cm" svg:y2="26.082cm">
          <text:p/>
        </draw:line>
        <draw:polygon draw:style-name="gr745" draw:text-style-name="P42" draw:layer="layout" svg:width="0.705cm" svg:height="1.158cm" svg:x="15.362cm" svg:y="26.113cm" svg:viewBox="0 0 706 1159" draw:points="706,1159 0,1159 0,0 706,0">
          <text:p/>
        </draw:polygon>
        <draw:frame draw:style-name="gr753" draw:text-style-name="P20" draw:layer="layout" svg:width="0.709cm" svg:height="0.141cm" svg:x="15.404cm" svg:y="26.127cm">
          <draw:text-box>
            <text:p text:style-name="P10"><text:span text:style-name="T119">STATE FAIR</text:span></text:p>
          </draw:text-box>
        </draw:frame>
        <draw:frame draw:style-name="gr754" draw:text-style-name="P20" draw:layer="layout" svg:width="0.531cm" svg:height="0.141cm" svg:x="15.404cm" svg:y="26.223cm">
          <draw:text-box>
            <text:p text:style-name="P10"><text:span text:style-name="T119">TRANSIT</text:span></text:p>
          </draw:text-box>
        </draw:frame>
        <draw:frame draw:style-name="gr755" draw:text-style-name="P20" draw:layer="layout" svg:width="0.489cm" svg:height="0.141cm" svg:x="15.404cm" svg:y="26.32cm">
          <draw:text-box>
            <text:p text:style-name="P10"><text:span text:style-name="T119">CENTER</text:span></text:p>
          </draw:text-box>
        </draw:frame>
        <draw:frame draw:style-name="gr756" draw:text-style-name="P20" draw:layer="layout" svg:width="0.106cm" svg:height="0.141cm" svg:x="15.839cm" svg:y="26.301cm">
          <draw:text-box>
            <text:p text:style-name="P10"><text:span text:style-name="T119">*</text:span></text:p>
          </draw:text-box>
        </draw:frame>
        <draw:frame draw:style-name="gr757" draw:text-style-name="P43" draw:layer="layout" svg:width="0.085cm" svg:height="0.133cm" svg:x="15.404cm" svg:y="26.924cm">
          <draw:text-box>
            <text:p text:style-name="P10"><text:span text:style-name="T191">* </text:span></text:p>
          </draw:text-box>
        </draw:frame>
        <draw:frame draw:style-name="gr758" draw:text-style-name="P43" draw:layer="layout" svg:width="0.51cm" svg:height="0.133cm" svg:x="15.467cm" svg:y="26.943cm">
          <draw:text-box>
            <text:p text:style-name="P10"><text:span text:style-name="T191">Transfer to</text:span></text:p>
          </draw:text-box>
        </draw:frame>
        <draw:frame draw:style-name="gr757" draw:text-style-name="P43" draw:layer="layout" svg:width="0.085cm" svg:height="0.133cm" svg:x="15.404cm" svg:y="27.039cm">
          <draw:text-box>
            <text:p text:style-name="P10"><text:span text:style-name="T191"><text:s/></text:span></text:p>
          </draw:text-box>
        </draw:frame>
        <draw:frame draw:style-name="gr759" draw:text-style-name="P43" draw:layer="layout" svg:width="0.379cm" svg:height="0.133cm" svg:x="15.464cm" svg:y="27.039cm">
          <draw:text-box>
            <text:p text:style-name="P10"><text:span text:style-name="T191">multiple</text:span></text:p>
          </draw:text-box>
        </draw:frame>
        <draw:frame draw:style-name="gr757" draw:text-style-name="P43" draw:layer="layout" svg:width="0.085cm" svg:height="0.133cm" svg:x="15.404cm" svg:y="27.135cm">
          <draw:text-box>
            <text:p text:style-name="P10"><text:span text:style-name="T191"><text:s/></text:span></text:p>
          </draw:text-box>
        </draw:frame>
        <draw:frame draw:style-name="gr760" draw:text-style-name="P43" draw:layer="layout" svg:width="0.582cm" svg:height="0.133cm" svg:x="15.464cm" svg:y="27.135cm">
          <draw:text-box>
            <text:p text:style-name="P10"><text:span text:style-name="T191">DDOT routes</text:span></text:p>
          </draw:text-box>
        </draw:frame>
        <draw:line draw:style-name="gr444" draw:text-style-name="P6" draw:layer="layout" svg:x1="22.673cm" svg:y1="16.433cm" svg:x2="22.573cm" svg:y2="15.622cm">
          <text:p/>
        </draw:line>
        <draw:polygon draw:style-name="gr745" draw:text-style-name="P42" draw:layer="layout" svg:width="0.559cm" svg:height="0.543cm" svg:x="22.369cm" svg:y="15.115cm" svg:viewBox="0 0 560 544" draw:points="560,544 0,544 0,0 560,0">
          <text:p/>
        </draw:polygon>
        <draw:frame draw:style-name="gr761" draw:text-style-name="P21" draw:layer="layout" svg:width="0.518cm" svg:height="0.137cm" svg:x="22.42cm" svg:y="15.114cm">
          <draw:text-box>
            <text:p text:style-name="P10"><text:span text:style-name="T190">LAKESIDE</text:span></text:p>
          </draw:text-box>
        </draw:frame>
        <draw:frame draw:style-name="gr752" draw:text-style-name="P21" draw:layer="layout" svg:width="0.425cm" svg:height="0.137cm" svg:x="22.42cm" svg:y="15.204cm">
          <draw:text-box>
            <text:p text:style-name="P10"><text:span text:style-name="T190">CENTER</text:span></text:p>
          </draw:text-box>
        </draw:frame>
        <draw:polygon draw:style-name="gr745" draw:text-style-name="P42" draw:layer="layout" svg:width="0.531cm" svg:height="0.657cm" svg:x="9.967cm" svg:y="15.301cm" svg:viewBox="0 0 532 658" draw:points="532,658 0,658 0,0 532,0">
          <text:p/>
        </draw:polygon>
        <draw:frame draw:style-name="gr762" draw:text-style-name="P44" draw:layer="layout" svg:width="0.514cm" svg:height="0.133cm" svg:x="10.017cm" svg:y="15.288cm">
          <draw:text-box>
            <text:p text:style-name="P10"><text:span text:style-name="T192">PHOENIX</text:span></text:p>
          </draw:text-box>
        </draw:frame>
        <draw:frame draw:style-name="gr763" draw:text-style-name="P44" draw:layer="layout" svg:width="0.455cm" svg:height="0.133cm" svg:x="10.017cm" svg:y="15.376cm">
          <draw:text-box>
            <text:p text:style-name="P10"><text:span text:style-name="T192">CENTER</text:span></text:p>
          </draw:text-box>
        </draw:frame>
        <draw:polygon draw:style-name="gr745" draw:text-style-name="P42" draw:layer="layout" svg:width="0.595cm" svg:height="0.597cm" svg:x="16.447cm" svg:y="21.182cm" svg:viewBox="0 0 596 598" draw:points="596,598 0,598 0,0 596,0">
          <text:p/>
        </draw:polygon>
        <draw:frame draw:style-name="gr764" draw:text-style-name="P20" draw:layer="layout" svg:width="0.595cm" svg:height="0.141cm" svg:x="16.478cm" svg:y="21.18cm">
          <draw:text-box>
            <text:p text:style-name="P10"><text:span text:style-name="T119">OAKLAND</text:span></text:p>
          </draw:text-box>
        </draw:frame>
        <draw:frame draw:style-name="gr765"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45" draw:text-style-name="P42" draw:layer="layout" svg:width="0.81cm" svg:height="0.533cm" svg:x="4.937cm" svg:y="37.828cm" svg:viewBox="0 0 811 534" draw:points="811,534 0,534 0,0 811,0">
          <text:p/>
        </draw:polygon>
        <draw:frame draw:style-name="gr766" draw:text-style-name="P21" draw:layer="layout" svg:width="0.531cm" svg:height="0.137cm" svg:x="4.988cm" svg:y="37.826cm">
          <draw:text-box>
            <text:p text:style-name="P10"><text:span text:style-name="T189">DETROIT</text:span></text:p>
          </draw:text-box>
        </draw:frame>
        <draw:frame draw:style-name="gr767" draw:text-style-name="P21" draw:layer="layout" svg:width="0.43cm" svg:height="0.137cm" svg:x="4.988cm" svg:y="37.923cm">
          <draw:text-box>
            <text:p text:style-name="P10"><text:span text:style-name="T189">METRO</text:span></text:p>
          </draw:text-box>
        </draw:frame>
        <draw:frame draw:style-name="gr768" draw:text-style-name="P21" draw:layer="layout" svg:width="0.54cm" svg:height="0.137cm" svg:x="4.988cm" svg:y="38.019cm">
          <draw:text-box>
            <text:p text:style-name="P10"><text:span text:style-name="T18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69" draw:text-style-name="P4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69" draw:text-style-name="P4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69" draw:text-style-name="P4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69" draw:text-style-name="P4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69" draw:text-style-name="P4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69" draw:text-style-name="P4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69" draw:text-style-name="P4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69" draw:text-style-name="P4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69" draw:text-style-name="P4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69" draw:text-style-name="P4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69" draw:text-style-name="P4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45" draw:text-style-name="P42" draw:layer="layout" svg:width="0.704cm" svg:height="0.667cm" svg:x="13.101cm" svg:y="18.697cm" svg:viewBox="0 0 705 668" draw:points="705,668 0,668 0,0 705,0">
          <text:p/>
        </draw:polygon>
        <draw:frame draw:style-name="gr770" draw:text-style-name="P21" draw:layer="layout" svg:width="0.658cm" svg:height="0.137cm" svg:x="13.131cm" svg:y="18.708cm">
          <draw:text-box>
            <text:p text:style-name="P10"><text:span text:style-name="T189">SOMERSET</text:span></text:p>
          </draw:text-box>
        </draw:frame>
        <draw:frame draw:style-name="gr771" draw:text-style-name="P21" draw:layer="layout" svg:width="0.777cm" svg:height="0.137cm" svg:x="13.131cm" svg:y="18.8cm">
          <draw:text-box>
            <text:p text:style-name="P10"><text:span text:style-name="T189">COLLECTION</text:span></text:p>
          </draw:text-box>
        </draw:frame>
        <draw:frame draw:style-name="gr772" draw:text-style-name="P21" draw:layer="layout" svg:width="0.421cm" svg:height="0.137cm" svg:x="13.131cm" svg:y="18.892cm">
          <draw:text-box>
            <text:p text:style-name="P10"><text:span text:style-name="T189">SOUTH</text:span></text:p>
          </draw:text-box>
        </draw:frame>
        <draw:polygon draw:style-name="gr745" draw:text-style-name="P42" draw:layer="layout" svg:width="0.959cm" svg:height="0.616cm" svg:x="11.106cm" svg:y="31.246cm" svg:viewBox="0 0 960 617" draw:points="960,617 0,617 0,0 960,0">
          <text:p/>
        </draw:polygon>
        <draw:frame draw:style-name="gr773" draw:text-style-name="P21" draw:layer="layout" svg:width="0.857cm" svg:height="0.137cm" svg:x="11.136cm" svg:y="31.244cm">
          <draw:text-box>
            <text:p text:style-name="P10"><text:span text:style-name="T190">FAIRLANE TOWN</text:span></text:p>
          </draw:text-box>
        </draw:frame>
        <draw:frame draw:style-name="gr752" draw:text-style-name="P21" draw:layer="layout" svg:width="0.425cm" svg:height="0.137cm" svg:x="11.136cm" svg:y="31.34cm">
          <draw:text-box>
            <text:p text:style-name="P10"><text:span text:style-name="T190">CENTER</text:span></text:p>
          </draw:text-box>
        </draw:frame>
        <draw:frame draw:style-name="gr774" draw:text-style-name="P21" draw:layer="layout" svg:width="0.092cm" svg:height="0.137cm" svg:x="11.515cm" svg:y="31.322cm">
          <draw:text-box>
            <text:p text:style-name="P10"><text:span text:style-name="T190">*</text:span></text:p>
          </draw:text-box>
        </draw:frame>
        <draw:frame draw:style-name="gr775" draw:text-style-name="P43" draw:layer="layout" svg:width="0.081cm" svg:height="0.133cm" svg:x="11.122cm" svg:y="31.602cm">
          <draw:text-box>
            <text:p text:style-name="P10"><text:span text:style-name="T193">* </text:span></text:p>
          </draw:text-box>
        </draw:frame>
        <draw:frame draw:style-name="gr776" draw:text-style-name="P43" draw:layer="layout" svg:width="0.916cm" svg:height="0.133cm" svg:x="11.184cm" svg:y="31.621cm">
          <draw:text-box>
            <text:p text:style-name="P10"><text:span text:style-name="T193">Transfer to multiple</text:span></text:p>
          </draw:text-box>
        </draw:frame>
        <draw:frame draw:style-name="gr775" draw:text-style-name="P43" draw:layer="layout" svg:width="0.081cm" svg:height="0.133cm" svg:x="11.122cm" svg:y="31.726cm">
          <draw:text-box>
            <text:p text:style-name="P10"><text:span text:style-name="T193"><text:s/></text:span></text:p>
          </draw:text-box>
        </draw:frame>
        <draw:line draw:style-name="gr444" draw:text-style-name="P6" draw:layer="layout" svg:x1="15.93cm" svg:y1="23.174cm" svg:x2="15.263cm" svg:y2="23.594cm">
          <text:p/>
        </draw:line>
        <draw:polygon draw:style-name="gr745" draw:text-style-name="P42" draw:layer="layout" svg:width="0.685cm" svg:height="0.861cm" svg:x="15.64cm" svg:y="22.512cm" svg:viewBox="0 0 686 862" draw:points="686,862 0,862 0,0 686,0">
          <text:p/>
        </draw:polygon>
        <draw:frame draw:style-name="gr760" draw:text-style-name="P43" draw:layer="layout" svg:width="0.582cm" svg:height="0.133cm" svg:x="11.182cm" svg:y="31.726cm">
          <draw:text-box>
            <text:p text:style-name="P10"><text:span text:style-name="T193">DDOT routes</text:span></text:p>
          </draw:text-box>
        </draw:frame>
        <draw:frame draw:style-name="gr751" draw:text-style-name="P21" draw:layer="layout" svg:width="0.645cm" svg:height="0.137cm" svg:x="15.679cm" svg:y="22.51cm">
          <draw:text-box>
            <text:p text:style-name="P10"><text:span text:style-name="T194">ROYAL OAK</text:span></text:p>
          </draw:text-box>
        </draw:frame>
        <draw:frame draw:style-name="gr777" draw:text-style-name="P21" draw:layer="layout" svg:width="0.489cm" svg:height="0.137cm" svg:x="15.679cm" svg:y="22.606cm">
          <draw:text-box>
            <text:p text:style-name="P10"><text:span text:style-name="T194">TRANSIT</text:span></text:p>
          </draw:text-box>
        </draw:frame>
        <draw:frame draw:style-name="gr477" draw:text-style-name="P21" draw:layer="layout" svg:width="0.451cm" svg:height="0.137cm" svg:x="15.679cm" svg:y="22.703cm">
          <draw:text-box>
            <text:p text:style-name="P10"><text:span text:style-name="T194">CENTER</text:span></text:p>
          </draw:text-box>
        </draw:frame>
        <draw:frame draw:style-name="gr778" draw:text-style-name="P21" draw:layer="layout" svg:width="0.097cm" svg:height="0.137cm" svg:x="16.078cm" svg:y="22.684cm">
          <draw:text-box>
            <text:p text:style-name="P10"><text:span text:style-name="T194">*</text:span></text:p>
          </draw:text-box>
        </draw:frame>
        <draw:frame draw:style-name="gr757" draw:text-style-name="P43" draw:layer="layout" svg:width="0.085cm" svg:height="0.133cm" svg:x="15.696cm" svg:y="23.113cm">
          <draw:text-box>
            <text:p text:style-name="P10"><text:span text:style-name="T191">* </text:span></text:p>
          </draw:text-box>
        </draw:frame>
        <draw:frame draw:style-name="gr758" draw:text-style-name="P43" draw:layer="layout" svg:width="0.51cm" svg:height="0.133cm" svg:x="15.759cm" svg:y="23.131cm">
          <draw:text-box>
            <text:p text:style-name="P10"><text:span text:style-name="T191">Transfer to</text:span></text:p>
          </draw:text-box>
        </draw:frame>
        <draw:frame draw:style-name="gr757" draw:text-style-name="P43" draw:layer="layout" svg:width="0.085cm" svg:height="0.133cm" svg:x="15.696cm" svg:y="23.228cm">
          <draw:text-box>
            <text:p text:style-name="P10"><text:span text:style-name="T191"><text:s/></text:span></text:p>
          </draw:text-box>
        </draw:frame>
        <draw:polygon draw:style-name="gr745" draw:text-style-name="P42" draw:layer="layout" svg:width="0.741cm" svg:height="0.893cm" svg:x="10.568cm" svg:y="33.766cm" svg:viewBox="0 0 742 894" draw:points="742,894 0,894 0,0 742,0">
          <text:p/>
        </draw:polygon>
        <draw:frame draw:style-name="gr779" draw:text-style-name="P43" draw:layer="layout" svg:width="0.341cm" svg:height="0.133cm" svg:x="15.757cm" svg:y="23.228cm">
          <draw:text-box>
            <text:p text:style-name="P10"><text:span text:style-name="T191">Amtrak</text:span></text:p>
          </draw:text-box>
        </draw:frame>
        <draw:frame draw:style-name="gr780" draw:text-style-name="P21" draw:layer="layout" svg:width="0.582cm" svg:height="0.137cm" svg:x="10.668cm" svg:y="33.776cm">
          <draw:text-box>
            <text:p text:style-name="P10"><text:span text:style-name="T190">DEARBORN</text:span></text:p>
          </draw:text-box>
        </draw:frame>
        <draw:frame draw:style-name="gr781" draw:text-style-name="P21" draw:layer="layout" svg:width="0.459cm" svg:height="0.137cm" svg:x="10.727cm" svg:y="33.866cm">
          <draw:text-box>
            <text:p text:style-name="P10"><text:span text:style-name="T190">TRANSIT</text:span></text:p>
          </draw:text-box>
        </draw:frame>
        <draw:frame draw:style-name="gr752" draw:text-style-name="P21" draw:layer="layout" svg:width="0.425cm" svg:height="0.137cm" svg:x="10.718cm" svg:y="33.956cm">
          <draw:text-box>
            <text:p text:style-name="P10"><text:span text:style-name="T190">CENTER</text:span></text:p>
          </draw:text-box>
        </draw:frame>
        <draw:frame draw:style-name="gr774" draw:text-style-name="P21" draw:layer="layout" svg:width="0.092cm" svg:height="0.137cm" svg:x="11.097cm" svg:y="33.938cm">
          <draw:text-box>
            <text:p text:style-name="P10"><text:span text:style-name="T190">*</text:span></text:p>
          </draw:text-box>
        </draw:frame>
        <draw:frame draw:style-name="gr757" draw:text-style-name="P43" draw:layer="layout" svg:width="0.085cm" svg:height="0.133cm" svg:x="10.692cm" svg:y="34.402cm">
          <draw:text-box>
            <text:p text:style-name="P10"><text:span text:style-name="T191">* </text:span></text:p>
          </draw:text-box>
        </draw:frame>
        <draw:frame draw:style-name="gr782" draw:text-style-name="P43" draw:layer="layout" svg:width="0.387cm" svg:height="0.133cm" svg:x="10.755cm" svg:y="34.42cm">
          <draw:text-box>
            <text:p text:style-name="P10"><text:span text:style-name="T191">Transfer</text:span></text:p>
          </draw:text-box>
        </draw:frame>
        <draw:line draw:style-name="gr444" draw:text-style-name="P6" draw:layer="layout" svg:x1="24.57cm" svg:y1="19.956cm" svg:x2="25.229cm" svg:y2="21.234cm">
          <text:p/>
        </draw:line>
        <draw:polygon draw:style-name="gr745" draw:text-style-name="P42" draw:layer="layout" svg:width="0.552cm" svg:height="0.775cm" svg:x="24.436cm" svg:y="19.45cm" svg:viewBox="0 0 553 776" draw:points="553,776 0,776 0,0 553,0">
          <text:p/>
        </draw:polygon>
        <draw:frame draw:style-name="gr783" draw:text-style-name="P43" draw:layer="layout" svg:width="0.459cm" svg:height="0.133cm" svg:x="10.692cm" svg:y="34.516cm">
          <draw:text-box>
            <text:p text:style-name="P10"><text:span text:style-name="T191">to Amtrak</text:span></text:p>
          </draw:text-box>
        </draw:frame>
        <draw:frame draw:style-name="gr784" draw:text-style-name="P20" draw:layer="layout" svg:width="0.548cm" svg:height="0.141cm" svg:x="24.467cm" svg:y="19.448cm">
          <draw:text-box>
            <text:p text:style-name="P10"><text:span text:style-name="T119">MACOMB</text:span></text:p>
          </draw:text-box>
        </draw:frame>
        <draw:frame draw:style-name="gr765" draw:text-style-name="P20" draw:layer="layout" svg:width="0.332cm" svg:height="0.141cm" svg:x="24.467cm" svg:y="19.541cm">
          <draw:text-box>
            <text:p text:style-name="P10"><text:span text:style-name="T119">MALL</text:span></text:p>
          </draw:text-box>
        </draw:frame>
        <draw:path draw:style-name="gr785" draw:text-style-name="P4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86"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85" draw:text-style-name="P4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86"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85" draw:text-style-name="P4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86"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85" draw:text-style-name="P4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86"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85" draw:text-style-name="P4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86"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85" draw:text-style-name="P4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86"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85" draw:text-style-name="P4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86"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85" draw:text-style-name="P4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86"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85" draw:text-style-name="P4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86"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85" draw:text-style-name="P4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86"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85" draw:text-style-name="P4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86"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85" draw:text-style-name="P4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86"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85" draw:text-style-name="P4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86"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85" draw:text-style-name="P4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86"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87" draw:text-style-name="P6" draw:layer="layout" svg:width="2.151cm" svg:height="1.203cm" svg:x="30.511cm" svg:y="10.345cm" svg:viewBox="0 0 2152 1204" svg:d="M0 293h681M0 0v496l638 708 1514-2v-133">
          <text:p/>
        </draw:path>
        <draw:path draw:style-name="gr788" draw:text-style-name="P6" draw:layer="layout" svg:width="1.883cm" svg:height="8.472cm" svg:x="31.493cm" svg:y="1.703cm" svg:viewBox="0 0 1884 8473" svg:d="M0 8473l1884-2923-692-482c0 0-105-91-131-281s-70-239-149-339c-78-99-78-165-70-297 9-132 0-1759 0-1759l-227-182v-2210">
          <text:p/>
        </draw:path>
        <draw:polyline draw:style-name="gr787" draw:text-style-name="P6" draw:layer="layout" svg:width="2.302cm" svg:height="3.445cm" svg:x="29.11cm" svg:y="10.274cm" svg:viewBox="0 0 2303 3446" draw:points="0,3446 1712,913 2303,0">
          <text:p/>
        </draw:polyline>
        <draw:frame draw:style-name="gr789" draw:text-style-name="P24" draw:layer="layout" svg:width="0.815cm" svg:height="0.213cm" svg:x="29.457cm" svg:y="10.322cm">
          <draw:text-box>
            <text:p text:style-name="P10"><text:span text:style-name="T195">Pinewood</text:span></text:p>
          </draw:text-box>
        </draw:frame>
        <draw:frame draw:style-name="gr790" draw:text-style-name="P24" draw:layer="layout" svg:width="1.137cm" svg:height="0.213cm" svg:x="29.413cm" svg:y="10.597cm">
          <draw:text-box>
            <text:p text:style-name="P10"><text:span text:style-name="T195">Havenridge &amp;</text:span></text:p>
          </draw:text-box>
        </draw:frame>
        <draw:frame draw:style-name="gr791" draw:text-style-name="P24" draw:layer="layout" svg:width="0.662cm" svg:height="0.213cm" svg:x="29.838cm" svg:y="10.744cm">
          <draw:text-box>
            <text:p text:style-name="P10"><text:span text:style-name="T195">Division</text:span></text:p>
          </draw:text-box>
        </draw:frame>
        <draw:frame draw:style-name="gr792" draw:text-style-name="P24" draw:layer="layout" svg:width="0.806cm" svg:height="0.213cm" svg:x="31.748cm" svg:y="11.59cm">
          <draw:text-box>
            <text:p text:style-name="P10"><text:span text:style-name="T195">Quail Run</text:span></text:p>
          </draw:text-box>
        </draw:frame>
        <draw:frame draw:style-name="gr793" draw:text-style-name="P24" draw:layer="layout" svg:width="1.145cm" svg:height="0.213cm" svg:x="30.278cm" svg:y="10.149cm">
          <draw:text-box>
            <text:p text:style-name="P10"><text:span text:style-name="T195">Bramblewood</text:span></text:p>
          </draw:text-box>
        </draw:frame>
        <draw:frame draw:style-name="gr794" draw:text-style-name="P24" draw:layer="layout" svg:width="0.518cm" svg:height="0.213cm" svg:x="28.047cm" svg:y="13.577cm">
          <draw:text-box>
            <text:p text:style-name="P10"><text:span text:style-name="T195">Meijer</text:span></text:p>
          </draw:text-box>
        </draw:frame>
        <draw:frame draw:style-name="gr795" draw:text-style-name="P24" draw:layer="layout" svg:width="1.721cm" svg:height="0.213cm" svg:x="31.358cm" svg:y="10.397cm">
          <draw:text-box>
            <text:p text:style-name="P10"><text:span text:style-name="T195">Huck's Market Place</text:span></text:p>
          </draw:text-box>
        </draw:frame>
        <draw:frame draw:style-name="gr796" draw:text-style-name="P24" draw:layer="layout" svg:width="0.713cm" svg:height="0.213cm" svg:x="29.657cm" svg:y="13.218cm">
          <draw:text-box>
            <text:p text:style-name="P10"><text:span text:style-name="T195">Carriage</text:span></text:p>
          </draw:text-box>
        </draw:frame>
        <draw:polygon draw:style-name="gr797" draw:text-style-name="P47" draw:layer="layout" svg:width="0.159cm" svg:height="0.174cm" svg:x="30.579cm" svg:y="10.685cm" svg:viewBox="0 0 160 175" draw:points="80,0 160,45 160,132 80,175 0,132 0,45">
          <text:p/>
        </draw:polygon>
        <draw:frame draw:style-name="gr798" draw:text-style-name="P24" draw:layer="layout" svg:width="0.349cm" svg:height="0.213cm" svg:x="29.657cm" svg:y="13.365cm">
          <draw:text-box>
            <text:p text:style-name="P10"><text:span text:style-name="T195">Way</text:span></text:p>
          </draw:text-box>
        </draw:frame>
        <draw:frame draw:style-name="gr799" draw:text-style-name="P24" draw:layer="layout" svg:width="0.747cm" svg:height="0.213cm" svg:x="32.385cm" svg:y="1.724cm">
          <draw:text-box>
            <text:p text:style-name="P10"><text:span text:style-name="T195">Memphis</text:span></text:p>
          </draw:text-box>
        </draw:frame>
        <draw:polygon draw:style-name="gr797" draw:text-style-name="P47" draw:layer="layout" svg:width="0.16cm" svg:height="0.174cm" svg:x="32.173cm" svg:y="1.814cm" svg:viewBox="0 0 161 175" draw:points="81,0 161,44 161,131 81,175 0,131 0,44">
          <text:p/>
        </draw:polygon>
        <draw:polygon draw:style-name="gr797" draw:text-style-name="P47" draw:layer="layout" svg:width="0.159cm" svg:height="0.175cm" svg:x="31.046cm" svg:y="10.399cm" svg:viewBox="0 0 160 176" draw:points="80,0 160,44 160,132 80,176 0,132 0,44">
          <text:p/>
        </draw:polygon>
        <draw:polygon draw:style-name="gr797" draw:text-style-name="P47" draw:layer="layout" svg:width="0.16cm" svg:height="0.174cm" svg:x="30.273cm" svg:y="10.343cm" svg:viewBox="0 0 161 175" draw:points="81,0 161,44 161,132 81,175 0,132 0,44">
          <text:p/>
        </draw:polygon>
        <draw:polygon draw:style-name="gr797" draw:text-style-name="P47" draw:layer="layout" svg:width="0.16cm" svg:height="0.174cm" svg:x="30.796cm" svg:y="10.401cm" svg:viewBox="0 0 161 175" draw:points="80,0 161,43 161,131 80,175 0,131 0,43">
          <text:p/>
        </draw:polygon>
        <draw:polygon draw:style-name="gr797" draw:text-style-name="P47" draw:layer="layout" svg:width="0.159cm" svg:height="0.174cm" svg:x="31.526cm" svg:y="11.605cm" svg:viewBox="0 0 160 175" draw:points="81,0 160,43 160,131 81,175 0,131 0,43">
          <text:p/>
        </draw:polygon>
        <draw:polygon draw:style-name="gr797" draw:text-style-name="P47" draw:layer="layout" svg:width="0.16cm" svg:height="0.174cm" svg:x="29.466cm" svg:y="13.255cm" svg:viewBox="0 0 161 175" draw:points="81,0 161,43 161,131 81,175 0,131 0,43">
          <text:p/>
        </draw:polygon>
        <draw:polygon draw:style-name="gr797" draw:text-style-name="P47" draw:layer="layout" svg:width="0.159cm" svg:height="0.175cm" svg:x="28.556cm" svg:y="13.609cm" svg:viewBox="0 0 160 176" draw:points="80,0 160,44 160,132 80,176 0,132 0,44">
          <text:p/>
        </draw:polygon>
        <draw:frame draw:style-name="gr800" draw:text-style-name="P24" draw:layer="layout" svg:width="0.976cm" svg:height="0.213cm" svg:x="32.385cm" svg:y="1.871cm">
          <draw:text-box>
            <text:p text:style-name="P10"><text:span text:style-name="T195">City Offices</text:span></text:p>
          </draw:text-box>
        </draw:frame>
        <draw:frame draw:style-name="gr801" draw:text-style-name="P24" draw:layer="layout" svg:width="0.832cm" svg:height="0.213cm" svg:x="31.662cm" svg:y="6.698cm">
          <draw:text-box>
            <text:p text:style-name="P10"><text:span text:style-name="T195">Richmond</text:span></text:p>
          </draw:text-box>
        </draw:frame>
        <draw:polygon draw:style-name="gr797" draw:text-style-name="P47"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00" draw:text-style-name="P24" draw:layer="layout" svg:width="0.976cm" svg:height="0.213cm" svg:x="31.543cm" svg:y="6.845cm">
          <draw:text-box>
            <text:p text:style-name="P10"><text:span text:style-name="T195">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02" draw:text-style-name="P17" draw:layer="layout" svg:width="0.226cm" svg:height="0.166cm" svg:x="18.504cm" svg:y="22.837cm">
          <draw:text-box>
            <text:p text:style-name="P10"><text:span text:style-name="T154">Mall</text:span></text:p>
          </draw:text-box>
        </draw:frame>
        <draw:frame draw:style-name="gr803" draw:text-style-name="P48" draw:layer="layout" svg:width="0.139cm" svg:height="0.217cm" svg:x="24.124cm" svg:y="8.557cm">
          <draw:text-box>
            <text:p text:style-name="P10"><text:span text:style-name="T196"><text:s/></text:span></text:p>
          </draw:text-box>
        </draw:frame>
        <draw:frame draw:style-name="gr803" draw:text-style-name="P48" draw:layer="layout" svg:width="0.139cm" svg:height="0.217cm" svg:x="24.124cm" svg:y="8.744cm">
          <draw:text-box>
            <text:p text:style-name="P10"><text:span text:style-name="T196"><text:s/></text:span></text:p>
          </draw:text-box>
        </draw:frame>
        <draw:frame draw:style-name="gr803" draw:text-style-name="P48" draw:layer="layout" svg:width="0.139cm" svg:height="0.217cm" svg:x="24.313cm" svg:y="9.345cm">
          <draw:text-box>
            <text:p text:style-name="P10"><text:span text:style-name="T196"><text:s/></text:span></text:p>
          </draw:text-box>
        </draw:frame>
        <draw:frame draw:style-name="gr80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05" draw:text-style-name="P49" draw:layer="layout" svg:width="0.019cm" svg:height="0.017cm" svg:x="26.006cm" svg:y="15.731cm" svg:viewBox="0 0 20 18" svg:d="M7 8l1-5h4c4 0 4 1 4 3 0 1-2 2-5 2zM0 18h4l2-7h4c4 0 4 1 2 3 0 1 0 2 0 4h5v-1c-1 0 0-1 0-3 1-3 0-4-1-4 2-1 3-3 4-4 0-3 0-6-5-6h-10z">
          <text:p/>
        </draw:path>
        <draw:polygon draw:style-name="gr805" draw:text-style-name="P49" draw:layer="layout" svg:width="0.007cm" svg:height="0.017cm" svg:x="26.026cm" svg:y="15.731cm" svg:viewBox="0 0 8 18" draw:points="5,18 0,18 5,0 8,0">
          <text:p/>
        </draw:polygon>
        <draw:path draw:style-name="gr805" draw:text-style-name="P49" draw:layer="layout" svg:width="0.019cm" svg:height="0.017cm" svg:x="26.033cm" svg:y="15.731cm" svg:viewBox="0 0 20 18" svg:d="M9 3h4c1 0 4 0 3 6-1 3-3 6-6 6h-4zM0 18h10c5-1 9-4 10-9 1-3 0-9-6-9h-8z">
          <text:p/>
        </draw:path>
        <draw:polygon draw:style-name="gr805" draw:text-style-name="P49" draw:layer="layout" svg:width="0.018cm" svg:height="0.017cm" svg:x="26.053cm" svg:y="15.731cm" svg:viewBox="0 0 19 18" draw:points="18,3 8,3 7,7 16,7 16,10 6,10 6,15 16,15 15,18 0,18 5,0 19,0">
          <text:p/>
        </draw:polygon>
        <draw:path draw:style-name="gr806" draw:text-style-name="P50" draw:layer="layout" svg:width="0.081cm" svg:height="0.045cm" svg:x="26.015cm" svg:y="15.658cm" svg:viewBox="0 0 82 46" svg:d="M82 19v-19h-43c-21-1-37 13-39 32v3c0 4 1 8 3 11h24c-4-3-7-7-7-11 0-8 5-14 13-16z">
          <text:p/>
        </draw:path>
        <draw:path draw:style-name="gr806" draw:text-style-name="P50" draw:layer="layout" svg:width="0.079cm" svg:height="0.044cm" svg:x="26.006cm" svg:y="15.681cm" svg:viewBox="0 0 80 45" svg:d="M0 27v18h43c19 2 36-12 37-31v-2c0-4-1-9-2-12h-24c4 2 6 7 7 12 0 7-5 13-12 15z">
          <text:p/>
        </draw:path>
        <draw:path draw:style-name="gr805" draw:text-style-name="P4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05" draw:text-style-name="P4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05" draw:text-style-name="P49" draw:layer="layout" svg:width="0.015cm" svg:height="0.015cm" svg:x="26.506cm" svg:y="15.734cm" svg:viewBox="0 0 16 16" svg:d="M8 16c-4 0-8-4-8-8s4-8 8-8c5 0 8 4 8 8s-3 8-8 8zM8 2c-3 0-7 2-7 5 0 5 4 7 7 7 4 0 6-2 6-7 0-2-2-5-6-5z">
          <text:p/>
        </draw:path>
        <draw:path draw:style-name="gr805" draw:text-style-name="P49" draw:layer="layout" svg:width="0.008cm" svg:height="0.009cm" svg:x="26.51cm" svg:y="15.737cm" svg:viewBox="0 0 9 10" svg:d="M7 6l2 4h-2l-3-4h-2v4h-2v-10h4c3 0 4 1 4 4 0 1-1 2-1 2zM5 1h-3v4h3c1 0 2 0 2-1 0-2-1-3-2-3z">
          <text:p/>
        </draw:path>
        <draw:frame draw:style-name="gr80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05" draw:text-style-name="P49" draw:layer="layout" svg:width="0.02cm" svg:height="0.016cm" svg:x="16.928cm" svg:y="18.923cm" svg:viewBox="0 0 21 17" svg:d="M8 7l1-4h5c2 0 2 1 2 2s-2 2-4 2zM0 17h5l2-7h4c3 0 3 1 2 4 0 1 0 2 0 3h4c0 0 0-1 0-3 1-4 0-5-1-6 2 0 3-2 5-4 0-1 0-4-6-4h-9z">
          <text:p/>
        </draw:path>
        <draw:polygon draw:style-name="gr805" draw:text-style-name="P49" draw:layer="layout" svg:width="0.008cm" svg:height="0.016cm" svg:x="16.948cm" svg:y="18.923cm" svg:viewBox="0 0 9 17" draw:points="5,17 0,17 5,0 9,0">
          <text:p/>
        </draw:polygon>
        <draw:path draw:style-name="gr805" draw:text-style-name="P49" draw:layer="layout" svg:width="0.019cm" svg:height="0.016cm" svg:x="16.955cm" svg:y="18.923cm" svg:viewBox="0 0 20 17" svg:d="M8 3h5c1 0 4 0 3 5-1 3-3 7-7 7h-4zM0 17h9c6 0 10-3 11-9 1-3 0-8-6-8h-9z">
          <text:p/>
        </draw:path>
        <draw:polygon draw:style-name="gr805" draw:text-style-name="P49" draw:layer="layout" svg:width="0.018cm" svg:height="0.016cm" svg:x="16.975cm" svg:y="18.923cm" svg:viewBox="0 0 19 17" draw:points="18,3 7,3 6,6 15,6 15,9 5,9 5,14 15,14 14,17 0,17 4,0 19,0">
          <text:p/>
        </draw:polygon>
        <draw:path draw:style-name="gr806" draw:text-style-name="P50" draw:layer="layout" svg:width="0.081cm" svg:height="0.045cm" svg:x="16.937cm" svg:y="18.85cm" svg:viewBox="0 0 82 46" svg:d="M82 20v-20h-44c-20-1-36 14-38 32 0 1 0 2 0 3 0 4 1 7 3 11h23c-3-3-6-7-6-11 0-7 5-13 12-15z">
          <text:p/>
        </draw:path>
        <draw:path draw:style-name="gr806" draw:text-style-name="P50" draw:layer="layout" svg:width="0.079cm" svg:height="0.045cm" svg:x="16.928cm" svg:y="18.872cm" svg:viewBox="0 0 80 46" svg:d="M0 28v18h43c19 2 36-12 37-32v-2c0-4-1-8-2-12h-24c4 3 6 7 7 12 0 7-5 13-12 16z">
          <text:p/>
        </draw:path>
        <draw:path draw:style-name="gr805" draw:text-style-name="P4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05" draw:text-style-name="P4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05" draw:text-style-name="P49" draw:layer="layout" svg:width="0.015cm" svg:height="0.015cm" svg:x="17.428cm" svg:y="18.926cm" svg:viewBox="0 0 16 16" svg:d="M7 16c-4 0-7-4-7-9 0-3 3-7 7-7 6 0 9 4 9 7 0 5-3 9-9 9zM7 2c-3 0-6 2-6 5 0 4 3 7 6 7 5 0 7-3 7-7 0-3-2-5-7-5z">
          <text:p/>
        </draw:path>
        <draw:path draw:style-name="gr805" draw:text-style-name="P49" draw:layer="layout" svg:width="0.008cm" svg:height="0.009cm" svg:x="17.432cm" svg:y="18.929cm" svg:viewBox="0 0 9 10" svg:d="M7 6l2 4h-2l-3-4h-1v4h-3v-10h4c3 0 4 1 4 4 0 0 0 1-1 2zM5 1h-1v4h1c1 0 2-1 2-1 0-2-1-3-2-3z">
          <text:p/>
        </draw:path>
        <draw:frame draw:style-name="gr80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05" draw:text-style-name="P49" draw:layer="layout" svg:width="0.019cm" svg:height="0.017cm" svg:x="13.284cm" svg:y="34.09cm" svg:viewBox="0 0 20 18" svg:d="M7 8l1-5h6c2 0 2 2 2 3s-2 2-4 2zM0 18h4l2-7h5c3 0 3 1 2 4 0 1 0 2 0 3h4c-1 0 0-1 0-3 1-4 0-5-1-6 2 0 3-2 4-4 0-1 0-5-5-5h-10z">
          <text:p/>
        </draw:path>
        <draw:polygon draw:style-name="gr805" draw:text-style-name="P49" draw:layer="layout" svg:width="0.008cm" svg:height="0.017cm" svg:x="13.304cm" svg:y="34.09cm" svg:viewBox="0 0 9 18" draw:points="4,18 0,18 4,0 9,0">
          <text:p/>
        </draw:polygon>
        <draw:path draw:style-name="gr805" draw:text-style-name="P49" draw:layer="layout" svg:width="0.019cm" svg:height="0.017cm" svg:x="13.311cm" svg:y="34.09cm" svg:viewBox="0 0 20 18" svg:d="M8 3h4c1 0 4 0 3 6-1 2-3 6-6 6h-4zM0 18h9c5 0 10-5 11-9s0-9-7-9h-8z">
          <text:p/>
        </draw:path>
        <draw:polygon draw:style-name="gr805" draw:text-style-name="P49" draw:layer="layout" svg:width="0.018cm" svg:height="0.017cm" svg:x="13.331cm" svg:y="34.09cm" svg:viewBox="0 0 19 18" draw:points="18,3 8,3 7,7 16,7 16,10 5,10 5,15 16,15 15,18 0,18 4,0 19,0">
          <text:p/>
        </draw:polygon>
        <draw:path draw:style-name="gr806" draw:text-style-name="P50" draw:layer="layout" svg:width="0.081cm" svg:height="0.045cm" svg:x="13.293cm" svg:y="34.018cm" svg:viewBox="0 0 82 46" svg:d="M82 20v-20h-43c-21-1-37 13-39 32v2c0 4 1 8 3 12h23c-4-3-6-7-6-11 0-7 5-14 13-15z">
          <text:p/>
        </draw:path>
        <draw:path draw:style-name="gr806" draw:text-style-name="P50" draw:layer="layout" svg:width="0.079cm" svg:height="0.045cm" svg:x="13.284cm" svg:y="34.04cm" svg:viewBox="0 0 80 46" svg:d="M0 26v20h43c19 1 36-14 37-32v-2c0-4-1-8-2-12h-24c4 3 6 7 7 12 0 7-5 13-12 14z">
          <text:p/>
        </draw:path>
        <draw:path draw:style-name="gr805" draw:text-style-name="P4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05" draw:text-style-name="P4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05" draw:text-style-name="P49" draw:layer="layout" svg:width="0.015cm" svg:height="0.014cm" svg:x="13.784cm" svg:y="34.094cm" svg:viewBox="0 0 16 15" svg:d="M7 15c-4 0-7-3-7-7 0-5 3-8 7-8 5 0 9 3 9 8 0 4-4 7-9 7zM7 2c-3 0-6 3-6 6s3 6 6 6c4 0 7-3 7-6s-3-6-7-6z">
          <text:p/>
        </draw:path>
        <draw:path draw:style-name="gr805" draw:text-style-name="P49" draw:layer="layout" svg:width="0.008cm" svg:height="0.008cm" svg:x="13.788cm" svg:y="34.097cm" svg:viewBox="0 0 9 9" svg:d="M7 6l2 3h-2l-4-3h-1v3h-2v-9h3c4 0 5 1 5 2 0 2 0 3-1 4zM4 1h-2v4h2c1 0 3-1 3-3 0-1-2-1-3-1z">
          <text:p/>
        </draw:path>
        <draw:path draw:style-name="gr807" draw:text-style-name="P5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07" draw:text-style-name="P5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07" draw:text-style-name="P51" draw:layer="layout" svg:width="0.164cm" svg:height="0.194cm" svg:x="4.578cm" svg:y="22.276cm" svg:viewBox="0 0 165 195" draw:points="124,107 124,0 165,0 165,195 41,89 41,195 0,195 0,0">
          <text:p/>
        </draw:polygon>
        <draw:polygon draw:style-name="gr807" draw:text-style-name="P51" draw:layer="layout" svg:width="0.164cm" svg:height="0.194cm" svg:x="4.764cm" svg:y="22.276cm" svg:viewBox="0 0 165 195" draw:points="124,107 124,0 165,0 165,195 41,89 41,195 0,195 0,0">
          <text:p/>
        </draw:polygon>
        <draw:polygon draw:style-name="gr807" draw:text-style-name="P51" draw:layer="layout" svg:width="0.123cm" svg:height="0.194cm" svg:x="4.95cm" svg:y="22.276cm" svg:viewBox="0 0 124 195" draw:points="124,0 124,40 41,40 41,79 103,79 103,117 41,117 41,156 124,156 124,195 41,195 0,195 0,117 0,79 0,0">
          <text:p/>
        </draw:polygon>
        <draw:path draw:style-name="gr807" draw:text-style-name="P5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07" draw:text-style-name="P51" draw:layer="layout" svg:width="0.143cm" svg:height="0.194cm" svg:x="5.271cm" svg:y="22.276cm" svg:viewBox="0 0 144 195" draw:points="93,0 144,0 144,40 93,40 93,195 51,195 51,40 0,40 0,0 51,0">
          <text:p/>
        </draw:polygon>
        <draw:path draw:style-name="gr808" draw:text-style-name="P52" draw:layer="layout" svg:width="0.013cm" svg:height="0.012cm" svg:x="4.98cm" svg:y="22.232cm" svg:viewBox="0 0 14 13" svg:d="M0 13h3l1-5h4c2 0 2 1 2 2-1 2-1 2-1 3h3l1-1c-1 0-1 0 0-2 0-2 0-2-1-3 1 0 2-1 2-4 1-1 0-3-3-3h-8zM5 6v-4h5c2 0 2 1 1 2 0 2-1 2-2 2z">
          <text:p/>
        </draw:path>
        <draw:polygon draw:style-name="gr808" draw:text-style-name="P52" draw:layer="layout" svg:width="0.005cm" svg:height="0.012cm" svg:x="4.994cm" svg:y="22.232cm" svg:viewBox="0 0 6 13" draw:points="3,13 0,13 3,0 6,0">
          <text:p/>
        </draw:polygon>
        <draw:path draw:style-name="gr808" draw:text-style-name="P52" draw:layer="layout" svg:width="0.012cm" svg:height="0.012cm" svg:x="5cm" svg:y="22.232cm" svg:viewBox="0 0 13 13" svg:d="M0 13h5c6 0 8-4 8-6 1-4 1-7-5-7h-6zM5 2h2c1 0 3 0 2 5 0 2-1 4-4 4h-2z">
          <text:p/>
        </draw:path>
        <draw:polygon draw:style-name="gr808" draw:text-style-name="P52" draw:layer="layout" svg:width="0.012cm" svg:height="0.012cm" svg:x="5.013cm" svg:y="22.232cm" svg:viewBox="0 0 13 13" draw:points="13,2 5,2 4,6 12,6 11,8 4,8 3,11 11,11 11,13 0,13 3,0 13,0">
          <text:p/>
        </draw:polygon>
        <draw:path draw:style-name="gr809" draw:text-style-name="P53" draw:layer="layout" svg:width="0.056cm" svg:height="0.032cm" svg:x="4.987cm" svg:y="22.181cm" svg:viewBox="0 0 57 33" svg:d="M57 13v-13h-31c-15 0-26 10-26 24 0 3 0 5 2 9h16c-3-3-5-6-5-9 0-5 4-9 9-10l1-1z">
          <text:p/>
        </draw:path>
        <draw:path draw:style-name="gr809" draw:text-style-name="P53" draw:layer="layout" svg:width="0.056cm" svg:height="0.031cm" svg:x="4.98cm" svg:y="22.197cm" svg:viewBox="0 0 57 32" svg:d="M0 19v13h29c15 0 28-9 28-24 0-3-1-5-2-8h-18c3 2 5 5 5 8 0 5-4 10-9 11h-1z">
          <text:p/>
        </draw:path>
        <draw:path draw:style-name="gr808" draw:text-style-name="P5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08" draw:text-style-name="P5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08" draw:text-style-name="P52" draw:layer="layout" svg:width="0.011cm" svg:height="0.009cm" svg:x="5.329cm" svg:y="22.235cm" svg:viewBox="0 0 12 10" svg:d="M5 1c-2 0-4 1-4 3 0 3 2 4 4 4 4 0 6-1 6-4 0-2-2-3-6-3zM5 10c-2 0-5-3-5-6 0-2 3-4 5-4 4 0 7 2 7 4 0 3-3 6-7 6z">
          <text:p/>
        </draw:path>
        <draw:path draw:style-name="gr808" draw:text-style-name="P52" draw:layer="layout" svg:width="0.005cm" svg:height="0.006cm" svg:x="5.332cm" svg:y="22.236cm" svg:viewBox="0 0 6 7" svg:d="M4 1h-2v3h2c0 0 1 0 1-1zM5 5l1 2h-1l-1-2h-2v2h-2v-7h4c1 0 2 1 2 3 0 1 0 2-1 2z">
          <text:p/>
        </draw:path>
        <draw:path draw:style-name="gr810" draw:text-style-name="P5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10" draw:text-style-name="P5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10" draw:text-style-name="P54" draw:layer="layout" svg:width="0.112cm" svg:height="0.133cm" svg:x="4.407cm" svg:y="22.098cm" svg:viewBox="0 0 113 134" svg:d="M113 0v54 27c0 15-5 27-16 38-11 10-25 15-40 15-16 0-29-5-41-15-11-11-16-23-16-38v-27-54h29v54 24 3c0 7 3 14 8 19 6 5 12 7 20 7s14-2 20-7c5-5 8-12 8-19v-3-24-54z">
          <text:p/>
        </draw:path>
        <draw:polygon draw:style-name="gr810" draw:text-style-name="P54" draw:layer="layout" svg:width="0.029cm" svg:height="0.133cm" svg:x="4.532cm" svg:y="22.098cm" svg:viewBox="0 0 30 134" draw:points="0,0 30,0 30,134 0,134">
          <text:p/>
        </draw:polygon>
        <draw:path draw:style-name="gr810" draw:text-style-name="P5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10" draw:text-style-name="P5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24:59.428000000</dc:date>
    <meta:editing-duration>PT16H18S</meta:editing-duration>
    <meta:editing-cycles>59</meta:editing-cycles>
    <meta:document-statistic meta:object-count="3199"/>
  </office:meta>
</office:document-meta>
</file>